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/>
    </style:style>
    <style:style style:name="ce8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/>
    </style:style>
    <style:style style:name="ce9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wrap-option="wrap"/>
    </style:style>
    <style:style style:name="ce10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2pt solid #000000" style:vertical-align="middle" fo:wrap-option="wrap"/>
    </style:style>
    <style:style style:name="ce12" style:family="table-cell" style:parent-style-name="Default" style:data-style-name="N0">
      <style:table-cell-properties style:vertical-align="middle" fo:wrap-option="wrap"/>
    </style:style>
    <style:style style:name="ce13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fo:background-color="transparent"/>
    </style:style>
    <style:style style:name="ce14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 fo:wrap-option="wrap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/>
    </style:style>
    <style:style style:name="ce2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/>
    </style:style>
    <style:style style:name="ce24" style:family="table-cell" style:parent-style-name="Default" style:data-style-name="N0">
      <style:table-cell-properties style:vertical-align="automatic" fo:wrap-option="wrap"/>
    </style:style>
    <style:style style:name="ce25" style:family="table-cell" style:parent-style-name="Default" style:data-style-name="N0">
      <style:table-cell-properties fo:border="thin solid #000000" style:vertical-align="automatic" fo:wrap-option="wrap"/>
    </style:style>
    <style:style style:name="ce26" style:family="table-cell" style:parent-style-name="Default" style:data-style-name="N0">
      <style:table-cell-properties fo:border="thin solid #000000"/>
    </style:style>
    <style:style style:name="ce2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/>
    </style:style>
    <style:style style:name="ce31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2pt solid #000000" fo:border-bottom="none" fo:border-left="none" fo:border-right="thin solid #000000" style:vertical-align="middle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none" fo:border-bottom="2pt solid #000000" fo:border-left="none" fo:border-right="thin solid #000000" style:vertical-align="middle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/>
    </style:style>
    <style:style style:name="ce42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center"/>
      <style:text-properties fo:color="#000000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automatic" fo:wrap-option="wrap" fo:background-color="transparent"/>
      <style:text-properties fo:color="#000000"/>
    </style:style>
    <style:style style:name="ce5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/>
    </style:style>
    <style:style style:name="ce54" style:family="table-cell" style:parent-style-name="Default" style:data-style-name="N0">
      <style:table-cell-properties fo:border="thin solid #000000" style:vertical-align="automatic" fo:wrap-option="wrap" fo:background-color="transparent"/>
      <style:text-properties fo:color="#000000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000000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wrap-option="wrap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 fo:wrap-option="wrap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fo:wrap-option="wrap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FCD5B4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B7DEE8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FCD5B4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B7DEE8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fo:background-color="#FCD5B4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fo:background-color="#B7DEE8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72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2pt solid #000000" fo:border-bottom="thin solid #000000" fo:border-left="none" fo:border-right="none" style:vertical-align="middle" fo:wrap-option="wrap" fo:background-color="#FCD5B4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2pt solid #000000" fo:border-bottom="thin solid #000000" fo:border-left="none" fo:border-right="none" style:vertical-align="middle" fo:wrap-option="wrap" fo:background-color="#B7DEE8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middle" fo:wrap-option="wrap" fo:background-color="#8CC392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8CC392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o1" style:family="table-column">
      <style:table-column-properties fo:break-before="auto" style:column-width="3.65125cm"/>
    </style:style>
    <style:style style:name="co2" style:family="table-column">
      <style:table-column-properties fo:break-before="auto" style:column-width="6.61458333333333cm"/>
    </style:style>
    <style:style style:name="co3" style:family="table-column">
      <style:table-column-properties fo:break-before="auto" style:column-width="2.672291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5.000625cm"/>
    </style:style>
    <style:style style:name="co6" style:family="table-column">
      <style:table-column-properties fo:break-before="auto" style:column-width="16.060208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778125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3.01625cm"/>
    </style:style>
    <style:style style:name="co11" style:family="table-column">
      <style:table-column-properties fo:break-before="auto" style:column-width="3.06916666666667cm"/>
    </style:style>
    <style:style style:name="co12" style:family="table-column">
      <style:table-column-properties fo:break-before="auto" style:column-width="11.1654166666667cm"/>
    </style:style>
    <style:style style:name="ro1" style:family="table-row">
      <style:table-row-properties style:row-height="52.9pt" style:use-optimal-row-height="false" fo:break-before="auto"/>
    </style:style>
    <style:style style:name="ro2" style:family="table-row">
      <style:table-row-properties style:row-height="26.45pt" style:use-optimal-row-height="false" fo:break-before="auto"/>
    </style:style>
    <style:style style:name="ro3" style:family="table-row">
      <style:table-row-properties style:row-height="52.15pt" style:use-optimal-row-height="false" fo:break-before="auto"/>
    </style:style>
    <style:style style:name="ro4" style:family="table-row">
      <style:table-row-properties style:row-height="90.75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30.75pt" style:use-optimal-row-height="true" fo:break-before="auto"/>
    </style:style>
    <style:style style:name="ro8" style:family="table-row">
      <style:table-row-properties style:row-height="29.45pt" style:use-optimal-row-height="false" fo:break-before="auto"/>
    </style:style>
    <style:style style:name="ro9" style:family="table-row">
      <style:table-row-properties style:row-height="28.9pt" style:use-optimal-row-height="false" fo:break-before="auto"/>
    </style:style>
    <style:style style:name="ro10" style:family="table-row">
      <style:table-row-properties style:row-height="32.45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16.9pt" style:use-optimal-row-height="false" fo:break-before="auto"/>
    </style:style>
    <style:style style:name="ro13" style:family="table-row">
      <style:table-row-properties style:row-height="45.75pt" style:use-optimal-row-height="true" fo:break-before="auto"/>
    </style:style>
    <style:style style:name="ro14" style:family="table-row">
      <style:table-row-properties style:row-height="15pt" style:use-optimal-row-height="true" fo:break-before="auto"/>
    </style:style>
    <style:style style:name="ro15" style:family="table-row">
      <style:table-row-properties style:row-height="55.9pt" style:use-optimal-row-height="false" fo:break-before="auto"/>
    </style:style>
    <style:style style:name="ro16" style:family="table-row">
      <style:table-row-properties style:row-height="25.15pt" style:use-optimal-row-height="false" fo:break-before="auto"/>
    </style:style>
    <style:style style:name="ro17" style:family="table-row">
      <style:table-row-properties style:row-height="45pt" style:use-optimal-row-height="true" fo:break-before="auto"/>
    </style:style>
    <style:style style:name="ro18" style:family="table-row">
      <style:table-row-properties style:row-height="30pt" style:use-optimal-row-height="true" fo:break-before="auto"/>
    </style:style>
    <style:style style:name="ro19" style:family="table-row">
      <style:table-row-properties style:row-height="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  <style:style style:name="ce7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style:repeat-content="false"/>
      <style:paragraph-properties fo:text-align="center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7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7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8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8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8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8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84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style:repeat-content="false"/>
      <style:paragraph-properties fo:text-align="center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8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8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8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8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8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9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9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92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style:repeat-content="false"/>
      <style:paragraph-properties fo:text-align="center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93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9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9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9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9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98" style:family="table-cell" style:parent-style-name="Default" style:data-style-name="N0">
      <style:table-cell-properties style:vertical-align="middle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99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style:repeat-content="false"/>
      <style:paragraph-properties fo:text-align="center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100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style:repeat-content="false"/>
      <style:paragraph-properties fo:text-align="center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10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10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103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style:repeat-content="false"/>
      <style:paragraph-properties fo:text-align="center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104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105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106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107" style:family="table-cell" style:parent-style-name="Default" style:data-style-name="N0">
      <style:table-cell-properties fo:border-top="2pt solid #000000" fo:border-bottom="none" fo:border-left="none" fo:border-right="thin solid #000000" style:vertical-align="middle" style:repeat-content="false"/>
      <style:paragraph-properties fo:text-align="center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108" style:family="table-cell" style:parent-style-name="Default" style:data-style-name="N0">
      <style:table-cell-properties fo:border-top="none" fo:border-bottom="2pt solid #000000" fo:border-left="none" fo:border-right="thin solid #000000" style:vertical-align="middle" style:repeat-content="false"/>
      <style:paragraph-properties fo:text-align="center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109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110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1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112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113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style:repeat-content="false"/>
      <style:paragraph-properties fo:text-align="center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11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11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11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11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11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11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12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style:repeat-content="false"/>
      <style:paragraph-properties fo:text-align="center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121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12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12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12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1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126" style:family="table-cell" style:parent-style-name="Default" style:data-style-name="N0">
      <style:table-cell-properties style:vertical-align="middle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127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style:repeat-content="false"/>
      <style:paragraph-properties fo:text-align="center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128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12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13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13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1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133" style:family="table-cell" style:parent-style-name="Default" style:data-style-name="N0">
      <style:table-cell-properties style:vertical-align="middle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13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13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136" style:family="table-cell" style:parent-style-name="Default" style:data-style-name="N0">
      <style:table-cell-properties style:vertical-align="middle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137" style:family="table-cell" style:parent-style-name="Default" style:data-style-name="N0">
      <style:table-cell-properties style:vertical-align="middle"/>
      <style:map style:condition="of:cell-content()=&quot;Углубленное&quot;" style:apply-style-name="cf1"/>
      <style:map style:condition="of:cell-content()=&quot;Уверенное&quot;" style:apply-style-name="cf2"/>
      <style:map style:condition="of:cell-content()=&quot;Базовое&quot;" style:apply-style-name="cf3"/>
    </style:style>
    <style:style style:name="ce13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/>
      <style:map style:condition="of:is-true-formula(NOT(ISERROR(SEARCH((&quot;базовое&quot;);([.C4])))))" style:apply-style-name="cf4" style:base-cell-address="Деловые_компетенции.C4"/>
      <style:map style:condition="of:is-true-formula(NOT(ISERROR(SEARCH((&quot;уверенное&quot;);([.C4])))))" style:apply-style-name="cf5" style:base-cell-address="Деловые_компетенции.C4"/>
      <style:map style:condition="of:is-true-formula(NOT(ISERROR(SEARCH((&quot;углубленное&quot;);([.C4])))))" style:apply-style-name="cf6" style:base-cell-address="Деловые_компетенции.C4"/>
    </style:style>
    <style:style style:name="ce13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000000"/>
      <style:map style:condition="of:is-true-formula(NOT(ISERROR(SEARCH((&quot;базовое&quot;);([.C4])))))" style:apply-style-name="cf4" style:base-cell-address="Деловые_компетенции.C4"/>
      <style:map style:condition="of:is-true-formula(NOT(ISERROR(SEARCH((&quot;уверенное&quot;);([.C4])))))" style:apply-style-name="cf5" style:base-cell-address="Деловые_компетенции.C4"/>
      <style:map style:condition="of:is-true-formula(NOT(ISERROR(SEARCH((&quot;углубленное&quot;);([.C4])))))" style:apply-style-name="cf6" style:base-cell-address="Деловые_компетенции.C4"/>
    </style:style>
    <style:style style:name="ce14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/>
      <style:map style:condition="of:is-true-formula(NOT(ISERROR(SEARCH((&quot;базовое&quot;);([.G4])))))" style:apply-style-name="cf4" style:base-cell-address="Деловые_компетенции.G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Справочники.#REF!])" table:base-cell-address="Технические_компетенции.C4">
          <table:help-message table:display="true"/>
          <table:error-message table:display="true"/>
        </table:content-validation>
        <table:content-validation table:name="val2" table:condition="of:cell-content-is-in-list(['file:///C:/Users/Viktor/YandexDisk/Work/Аттестация/Оценка%2015.10.20/20190603_Матрица%20деловых%20компетенций_Разработчики%20(АВАР+BI).xlsx'#Справочники.#REF!])" table:base-cell-address="Деловые_компетенции.C4">
          <table:help-message/>
          <table:error-message/>
        </table:content-validation>
      </table:content-validations>
      <table:table table:name="Технические_компетенции" table:style-name="ta1">
        <table:table-column table:style-name="co1" table:default-cell-style-name="ce12"/>
        <table:table-column table:style-name="co2" table:default-cell-style-name="ce12"/>
        <table:table-column table:style-name="co3" table:number-columns-repeated="6" table:default-cell-style-name="ce2"/>
        <table:table-column table:style-name="co4" table:number-columns-repeated="2" table:default-cell-style-name="ce1"/>
        <table:table-column table:style-name="co4" table:number-columns-repeated="16374" table:default-cell-style-name="ce2"/>
        <table:table-row table:style-name="ro1">
          <table:table-cell office:value-type="string" table:number-columns-spanned="2" table:number-rows-spanned="2" table:style-name="ce75">
            <text:p>Меркурьев Виктор</text:p>
          </table:table-cell>
          <table:covered-table-cell/>
          <table:table-cell office:value-type="string" table:number-columns-spanned="3" table:number-rows-spanned="1" table:style-name="ce66">
            <text:p>Этот блок заполняется для той должности, на которой вы СЕЙЧАС</text:p>
          </table:table-cell>
          <table:covered-table-cell table:number-columns-repeated="2"/>
          <table:table-cell office:value-type="string" table:number-columns-spanned="3" table:number-rows-spanned="1" table:style-name="ce67">
            <text:p>Этот блок заполняется для СЛЕДУЮЩЕЙ должности, на которую вы можете претендовать по итогам аттестации</text:p>
          </table:table-cell>
          <table:covered-table-cell table:number-columns-repeated="2"/>
          <table:table-cell table:number-columns-repeated="2" table:style-name="ce1"/>
          <table:table-cell table:number-columns-repeated="16374"/>
        </table:table-row>
        <table:table-row table:style-name="ro2">
          <table:covered-table-cell/>
          <table:covered-table-cell/>
          <table:table-cell office:value-type="string" table:number-columns-spanned="3" table:number-rows-spanned="1" table:style-name="ce68">
            <text:p>Инженер-программст</text:p>
          </table:table-cell>
          <table:covered-table-cell table:number-columns-repeated="2"/>
          <table:table-cell office:value-type="string" table:number-columns-spanned="3" table:number-rows-spanned="1" table:style-name="ce69">
            <text:p>Инженер-программст 3 кат.</text:p>
          </table:table-cell>
          <table:covered-table-cell table:number-columns-repeated="2"/>
          <table:table-cell table:number-columns-repeated="2" table:style-name="ce1"/>
          <table:table-cell table:number-columns-repeated="16374"/>
        </table:table-row>
        <table:table-row table:style-name="ro3">
          <table:table-cell office:value-type="string" table:style-name="ce49">
            <text:p>Направление</text:p>
          </table:table-cell>
          <table:table-cell office:value-type="string" table:style-name="ce49">
            <text:p>Технические компетенции</text:p>
          </table:table-cell>
          <table:table-cell office:value-type="string" table:style-name="ce46">
            <text:p>Цель</text:p>
          </table:table-cell>
          <table:table-cell office:value-type="string" table:style-name="ce48">
            <text:p>Факт</text:p>
          </table:table-cell>
          <table:table-cell office:value-type="string" table:style-name="ce47">
            <text:p>Соответствие текущей должности</text:p>
          </table:table-cell>
          <table:table-cell office:value-type="string" table:style-name="ce46">
            <text:p>Цель</text:p>
          </table:table-cell>
          <table:table-cell office:value-type="string" table:style-name="ce48">
            <text:p>Факт</text:p>
          </table:table-cell>
          <table:table-cell office:value-type="string" table:style-name="ce47">
            <text:p>Соответствие желаемой должности</text:p>
          </table:table-cell>
          <table:table-cell table:number-columns-repeated="16376" table:style-name="ce2"/>
        </table:table-row>
        <table:table-row table:style-name="ro4">
          <table:table-cell office:value-type="string" table:style-name="ce10">
            <text:p>Функциональные модули: CO, DM, FI, FM, HR / HCM, IM, SD, MM, PM, PP, QM, SRM, CRM, EWM</text:p>
          </table:table-cell>
          <table:table-cell office:value-type="string" table:style-name="ce11">
            <text:p>Знание некоторых из перечисленных функциональностей</text:p>
          </table:table-cell>
          <table:table-cell office:value-type="string" table:content-validation-name="val1" table:style-name="ce84">
            <text:p>Базовое</text:p>
          </table:table-cell>
          <table:table-cell office:value-type="string" table:content-validation-name="val1" table:style-name="ce113">
            <text:p>Базовое</text:p>
          </table:table-cell>
          <table:table-cell office:value-type="string" office:string-value="ОК" table:formula="of:=IF([.C4]=[.D4];&quot;ОК&quot;;&quot;не ОК&quot;)" table:style-name="ce45">
            <text:p>ОК</text:p>
          </table:table-cell>
          <table:table-cell office:value-type="string" table:content-validation-name="val1" table:style-name="ce99">
            <text:p>Базовое</text:p>
          </table:table-cell>
          <table:table-cell office:value-type="string" table:content-validation-name="val1" table:style-name="ce77">
            <text:p>Базовое</text:p>
          </table:table-cell>
          <table:table-cell office:value-type="string" office:string-value="ОК" table:formula="of:=IF([.F4]=[.G4];&quot;ОК&quot;;&quot;не ОК&quot;)" table:style-name="ce45">
            <text:p>ОК</text:p>
          </table:table-cell>
          <table:table-cell table:number-columns-repeated="2" table:style-name="ce1"/>
          <table:table-cell table:number-columns-repeated="16374"/>
        </table:table-row>
        <table:table-row table:style-name="ro5">
          <table:table-cell office:value-type="string" table:number-columns-spanned="1" table:number-rows-spanned="5" table:style-name="ce72">
            <text:p>Интерфейсы</text:p>
          </table:table-cell>
          <table:table-cell office:value-type="string" table:style-name="ce7">
            <text:p>ABAP Proxy / sProxy</text:p>
          </table:table-cell>
          <table:table-cell table:content-validation-name="val1" table:style-name="ce85"/>
          <table:table-cell office:value-type="string" table:content-validation-name="val1" table:style-name="ce114">
            <text:p>Уверенное</text:p>
          </table:table-cell>
          <table:table-cell office:value-type="string" office:string-value="не ОК" table:formula="of:=IF([.C5]=[.D5];&quot;ОК&quot;;&quot;не ОК&quot;)" table:style-name="ce45">
            <text:p>не ОК</text:p>
          </table:table-cell>
          <table:table-cell office:value-type="string" table:content-validation-name="val1" table:style-name="ce100">
            <text:p>Базовое</text:p>
          </table:table-cell>
          <table:table-cell office:value-type="string" table:content-validation-name="val1" table:style-name="ce78">
            <text:p>Уверенное</text:p>
          </table:table-cell>
          <table:table-cell office:value-type="string" office:string-value="не ОК" table:formula="of:=IF([.F5]=[.G5];&quot;ОК&quot;;&quot;не ОК&quot;)" table:style-name="ce45">
            <text:p>не ОК</text:p>
          </table:table-cell>
          <table:table-cell table:number-columns-repeated="2" table:style-name="ce1"/>
          <table:table-cell table:number-columns-repeated="16374"/>
        </table:table-row>
        <table:table-row table:style-name="ro5">
          <table:covered-table-cell/>
          <table:table-cell office:value-type="string" table:style-name="ce8">
            <text:p>BAPI</text:p>
          </table:table-cell>
          <table:table-cell office:value-type="string" table:content-validation-name="val1" table:style-name="ce86">
            <text:p>Уверенное</text:p>
          </table:table-cell>
          <table:table-cell office:value-type="string" table:content-validation-name="val1" table:style-name="ce115">
            <text:p>Уверенное</text:p>
          </table:table-cell>
          <table:table-cell office:value-type="string" office:string-value="ОК" table:formula="of:=IF([.C6]=[.D6];&quot;ОК&quot;;&quot;не ОК&quot;)" table:style-name="ce45">
            <text:p>ОК</text:p>
          </table:table-cell>
          <table:table-cell office:value-type="string" table:content-validation-name="val1" table:style-name="ce101">
            <text:p>Уверенное</text:p>
          </table:table-cell>
          <table:table-cell office:value-type="string" table:content-validation-name="val1" table:style-name="ce79">
            <text:p>Уверенное</text:p>
          </table:table-cell>
          <table:table-cell office:value-type="string" office:string-value="ОК" table:formula="of:=IF([.F6]=[.G6];&quot;ОК&quot;;&quot;не ОК&quot;)" table:style-name="ce45">
            <text:p>ОК</text:p>
          </table:table-cell>
          <table:table-cell table:number-columns-repeated="2" table:style-name="ce1"/>
          <table:table-cell table:number-columns-repeated="16374"/>
        </table:table-row>
        <table:table-row table:style-name="ro5">
          <table:covered-table-cell/>
          <table:table-cell office:value-type="string" table:style-name="ce8">
            <text:p>iDoc</text:p>
          </table:table-cell>
          <table:table-cell table:content-validation-name="val1" table:style-name="ce87"/>
          <table:table-cell office:value-type="string" table:content-validation-name="val1" table:style-name="ce115">
            <text:p>Базовое</text:p>
          </table:table-cell>
          <table:table-cell office:value-type="string" office:string-value="не ОК" table:formula="of:=IF([.C7]=[.D7];&quot;ОК&quot;;&quot;не ОК&quot;)" table:style-name="ce45">
            <text:p>не ОК</text:p>
          </table:table-cell>
          <table:table-cell office:value-type="string" table:content-validation-name="val1" table:style-name="ce102">
            <text:p>Базовое</text:p>
          </table:table-cell>
          <table:table-cell office:value-type="string" table:content-validation-name="val1" table:style-name="ce79">
            <text:p>Базовое</text:p>
          </table:table-cell>
          <table:table-cell office:value-type="string" office:string-value="ОК" table:formula="of:=IF([.F7]=[.G7];&quot;ОК&quot;;&quot;не ОК&quot;)" table:style-name="ce45">
            <text:p>ОК</text:p>
          </table:table-cell>
          <table:table-cell table:number-columns-repeated="2" table:style-name="ce1"/>
          <table:table-cell table:number-columns-repeated="16374"/>
        </table:table-row>
        <table:table-row table:style-name="ro5">
          <table:covered-table-cell/>
          <table:table-cell office:value-type="string" table:style-name="ce8">
            <text:p>RFC</text:p>
          </table:table-cell>
          <table:table-cell office:value-type="string" table:content-validation-name="val1" table:style-name="ce86">
            <text:p>Уверенное</text:p>
          </table:table-cell>
          <table:table-cell office:value-type="string" table:content-validation-name="val1" table:style-name="ce116">
            <text:p>Уверенное</text:p>
          </table:table-cell>
          <table:table-cell office:value-type="string" office:string-value="ОК" table:formula="of:=IF([.C8]=[.D8];&quot;ОК&quot;;&quot;не ОК&quot;)" table:style-name="ce45">
            <text:p>ОК</text:p>
          </table:table-cell>
          <table:table-cell office:value-type="string" table:content-validation-name="val1" table:style-name="ce101">
            <text:p>Уверенное</text:p>
          </table:table-cell>
          <table:table-cell office:value-type="string" table:content-validation-name="val1" table:style-name="ce80">
            <text:p>Уверенное</text:p>
          </table:table-cell>
          <table:table-cell office:value-type="string" office:string-value="ОК" table:formula="of:=IF([.F8]=[.G8];&quot;ОК&quot;;&quot;не ОК&quot;)" table:style-name="ce45">
            <text:p>ОК</text:p>
          </table:table-cell>
          <table:table-cell table:number-columns-repeated="2" table:style-name="ce1"/>
          <table:table-cell table:number-columns-repeated="16374"/>
        </table:table-row>
        <table:table-row table:style-name="ro5">
          <table:covered-table-cell/>
          <table:table-cell office:value-type="string" table:style-name="ce9">
            <text:p>Web-сервисы</text:p>
          </table:table-cell>
          <table:table-cell table:content-validation-name="val1" table:style-name="ce88"/>
          <table:table-cell office:value-type="string" table:content-validation-name="val1" table:style-name="ce117">
            <text:p>Базовое</text:p>
          </table:table-cell>
          <table:table-cell office:value-type="string" office:string-value="не ОК" table:formula="of:=IF([.C9]=[.D9];&quot;ОК&quot;;&quot;не ОК&quot;)" table:style-name="ce45">
            <text:p>не ОК</text:p>
          </table:table-cell>
          <table:table-cell office:value-type="string" table:content-validation-name="val1" table:style-name="ce103">
            <text:p>Базовое</text:p>
          </table:table-cell>
          <table:table-cell office:value-type="string" table:content-validation-name="val1" table:style-name="ce81">
            <text:p>Базовое</text:p>
          </table:table-cell>
          <table:table-cell office:value-type="string" office:string-value="ОК" table:formula="of:=IF([.F9]=[.G9];&quot;ОК&quot;;&quot;не ОК&quot;)" table:style-name="ce45">
            <text:p>ОК</text:p>
          </table:table-cell>
          <table:table-cell table:number-columns-repeated="2" table:style-name="ce1"/>
          <table:table-cell table:number-columns-repeated="16374"/>
        </table:table-row>
        <table:table-row table:style-name="ro6">
          <table:table-cell office:value-type="string" table:number-columns-spanned="1" table:number-rows-spanned="6" table:style-name="ce72">
            <text:p>Технологии выгрузки данных</text:p>
          </table:table-cell>
          <table:table-cell office:value-type="string" table:style-name="ce7">
            <text:p>OLE/DOI</text:p>
          </table:table-cell>
          <table:table-cell office:value-type="string" table:content-validation-name="val1" table:style-name="ce85">
            <text:p>Уверенное</text:p>
          </table:table-cell>
          <table:table-cell office:value-type="string" table:content-validation-name="val1" table:style-name="ce114">
            <text:p>Уверенное</text:p>
          </table:table-cell>
          <table:table-cell office:value-type="string" office:string-value="ОК" table:formula="of:=IF([.C10]=[.D10];&quot;ОК&quot;;&quot;не ОК&quot;)" table:style-name="ce45">
            <text:p>ОК</text:p>
          </table:table-cell>
          <table:table-cell office:value-type="string" table:content-validation-name="val1" table:style-name="ce100">
            <text:p>Уверенное</text:p>
          </table:table-cell>
          <table:table-cell office:value-type="string" table:content-validation-name="val1" table:style-name="ce78">
            <text:p>Уверенное</text:p>
          </table:table-cell>
          <table:table-cell office:value-type="string" office:string-value="ОК" table:formula="of:=IF([.F10]=[.G10];&quot;ОК&quot;;&quot;не ОК&quot;)" table:style-name="ce45">
            <text:p>ОК</text:p>
          </table:table-cell>
          <table:table-cell table:number-columns-repeated="2" table:style-name="ce1"/>
          <table:table-cell table:number-columns-repeated="16374"/>
        </table:table-row>
        <table:table-row table:style-name="ro5">
          <table:covered-table-cell/>
          <table:table-cell office:value-type="string" table:style-name="ce8">
            <text:p>Генерация XML через XSLT</text:p>
          </table:table-cell>
          <table:table-cell table:content-validation-name="val1" table:style-name="ce87"/>
          <table:table-cell office:value-type="string" table:content-validation-name="val1" table:style-name="ce115">
            <text:p>Базовое</text:p>
          </table:table-cell>
          <table:table-cell office:value-type="string" office:string-value="не ОК" table:formula="of:=IF([.C11]=[.D11];&quot;ОК&quot;;&quot;не ОК&quot;)" table:style-name="ce45">
            <text:p>не ОК</text:p>
          </table:table-cell>
          <table:table-cell office:value-type="string" table:content-validation-name="val1" table:style-name="ce102">
            <text:p>Базовое</text:p>
          </table:table-cell>
          <table:table-cell office:value-type="string" table:content-validation-name="val1" table:style-name="ce79">
            <text:p>Базовое</text:p>
          </table:table-cell>
          <table:table-cell office:value-type="string" office:string-value="ОК" table:formula="of:=IF([.F11]=[.G11];&quot;ОК&quot;;&quot;не ОК&quot;)" table:style-name="ce45">
            <text:p>ОК</text:p>
          </table:table-cell>
          <table:table-cell table:number-columns-repeated="2" table:style-name="ce1"/>
          <table:table-cell table:number-columns-repeated="16374"/>
        </table:table-row>
        <table:table-row table:style-name="ro5">
          <table:covered-table-cell/>
          <table:table-cell office:value-type="string" table:style-name="ce8">
            <text:p>Прямая генерация XML</text:p>
          </table:table-cell>
          <table:table-cell table:content-validation-name="val1" table:style-name="ce87"/>
          <table:table-cell office:value-type="string" table:content-validation-name="val1" table:style-name="ce115">
            <text:p>Базовое</text:p>
          </table:table-cell>
          <table:table-cell office:value-type="string" office:string-value="не ОК" table:formula="of:=IF([.C12]=[.D12];&quot;ОК&quot;;&quot;не ОК&quot;)" table:style-name="ce45">
            <text:p>не ОК</text:p>
          </table:table-cell>
          <table:table-cell office:value-type="string" table:content-validation-name="val1" table:style-name="ce102">
            <text:p>Базовое</text:p>
          </table:table-cell>
          <table:table-cell office:value-type="string" table:content-validation-name="val1" table:style-name="ce79">
            <text:p>Базовое</text:p>
          </table:table-cell>
          <table:table-cell office:value-type="string" office:string-value="ОК" table:formula="of:=IF([.F12]=[.G12];&quot;ОК&quot;;&quot;не ОК&quot;)" table:style-name="ce45">
            <text:p>ОК</text:p>
          </table:table-cell>
          <table:table-cell table:number-columns-repeated="2" table:style-name="ce1"/>
          <table:table-cell table:number-columns-repeated="16374"/>
        </table:table-row>
        <table:table-row table:style-name="ro5">
          <table:covered-table-cell/>
          <table:table-cell office:value-type="string" table:style-name="ce8">
            <text:p>В Excel</text:p>
          </table:table-cell>
          <table:table-cell office:value-type="string" table:content-validation-name="val1" table:style-name="ce86">
            <text:p>Уверенное</text:p>
          </table:table-cell>
          <table:table-cell office:value-type="string" table:content-validation-name="val1" table:style-name="ce116">
            <text:p>Уверенное</text:p>
          </table:table-cell>
          <table:table-cell office:value-type="string" office:string-value="ОК" table:formula="of:=IF([.C13]=[.D13];&quot;ОК&quot;;&quot;не ОК&quot;)" table:style-name="ce45">
            <text:p>ОК</text:p>
          </table:table-cell>
          <table:table-cell office:value-type="string" table:content-validation-name="val1" table:style-name="ce101">
            <text:p>Уверенное</text:p>
          </table:table-cell>
          <table:table-cell office:value-type="string" table:content-validation-name="val1" table:style-name="ce80">
            <text:p>Уверенное</text:p>
          </table:table-cell>
          <table:table-cell office:value-type="string" office:string-value="ОК" table:formula="of:=IF([.F13]=[.G13];&quot;ОК&quot;;&quot;не ОК&quot;)" table:style-name="ce45">
            <text:p>ОК</text:p>
          </table:table-cell>
          <table:table-cell table:number-columns-repeated="2" table:style-name="ce1"/>
          <table:table-cell table:number-columns-repeated="16374"/>
        </table:table-row>
        <table:table-row table:style-name="ro5">
          <table:covered-table-cell/>
          <table:table-cell office:value-type="string" table:style-name="ce8">
            <text:p>В Word</text:p>
          </table:table-cell>
          <table:table-cell office:value-type="string" table:content-validation-name="val1" table:style-name="ce87">
            <text:p>Базовое</text:p>
          </table:table-cell>
          <table:table-cell office:value-type="string" table:content-validation-name="val1" table:style-name="ce115">
            <text:p>Базовое</text:p>
          </table:table-cell>
          <table:table-cell office:value-type="string" office:string-value="ОК" table:formula="of:=IF([.C14]=[.D14];&quot;ОК&quot;;&quot;не ОК&quot;)" table:style-name="ce45">
            <text:p>ОК</text:p>
          </table:table-cell>
          <table:table-cell office:value-type="string" table:content-validation-name="val1" table:style-name="ce102">
            <text:p>Базовое</text:p>
          </table:table-cell>
          <table:table-cell office:value-type="string" table:content-validation-name="val1" table:style-name="ce79">
            <text:p>Базовое</text:p>
          </table:table-cell>
          <table:table-cell office:value-type="string" office:string-value="ОК" table:formula="of:=IF([.F14]=[.G14];&quot;ОК&quot;;&quot;не ОК&quot;)" table:style-name="ce45">
            <text:p>ОК</text:p>
          </table:table-cell>
          <table:table-cell table:number-columns-repeated="2" table:style-name="ce1"/>
          <table:table-cell table:number-columns-repeated="16374"/>
        </table:table-row>
        <table:table-row table:style-name="ro5">
          <table:covered-table-cell/>
          <table:table-cell office:value-type="string" table:style-name="ce8">
            <text:p>В PDF</text:p>
          </table:table-cell>
          <table:table-cell office:value-type="string" table:content-validation-name="val1" table:style-name="ce86">
            <text:p>Уверенное</text:p>
          </table:table-cell>
          <table:table-cell office:value-type="string" table:content-validation-name="val1" table:style-name="ce116">
            <text:p>Уверенное</text:p>
          </table:table-cell>
          <table:table-cell office:value-type="string" office:string-value="ОК" table:formula="of:=IF([.C15]=[.D15];&quot;ОК&quot;;&quot;не ОК&quot;)" table:style-name="ce45">
            <text:p>ОК</text:p>
          </table:table-cell>
          <table:table-cell office:value-type="string" table:content-validation-name="val1" table:style-name="ce101">
            <text:p>Уверенное</text:p>
          </table:table-cell>
          <table:table-cell office:value-type="string" table:content-validation-name="val1" table:style-name="ce80">
            <text:p>Уверенное</text:p>
          </table:table-cell>
          <table:table-cell office:value-type="string" office:string-value="ОК" table:formula="of:=IF([.F15]=[.G15];&quot;ОК&quot;;&quot;не ОК&quot;)" table:style-name="ce45">
            <text:p>ОК</text:p>
          </table:table-cell>
          <table:table-cell table:number-columns-repeated="2" table:style-name="ce1"/>
          <table:table-cell table:number-columns-repeated="16374"/>
        </table:table-row>
        <table:table-row table:style-name="ro6">
          <table:table-cell office:value-type="string" table:number-columns-spanned="1" table:number-rows-spanned="5" table:style-name="ce72">
            <text:p>Технологии загрузки данных</text:p>
          </table:table-cell>
          <table:table-cell office:value-type="string" table:style-name="ce7">
            <text:p>Из плоских файлов</text:p>
          </table:table-cell>
          <table:table-cell office:value-type="string" table:content-validation-name="val1" table:style-name="ce85">
            <text:p>Базовое</text:p>
          </table:table-cell>
          <table:table-cell office:value-type="string" table:content-validation-name="val1" table:style-name="ce114">
            <text:p>Базовое</text:p>
          </table:table-cell>
          <table:table-cell office:value-type="string" office:string-value="ОК" table:formula="of:=IF([.C16]=[.D16];&quot;ОК&quot;;&quot;не ОК&quot;)" table:style-name="ce45">
            <text:p>ОК</text:p>
          </table:table-cell>
          <table:table-cell office:value-type="string" table:content-validation-name="val1" table:style-name="ce100">
            <text:p>Базовое</text:p>
          </table:table-cell>
          <table:table-cell office:value-type="string" table:content-validation-name="val1" table:style-name="ce78">
            <text:p>Базовое</text:p>
          </table:table-cell>
          <table:table-cell office:value-type="string" office:string-value="ОК" table:formula="of:=IF([.F16]=[.G16];&quot;ОК&quot;;&quot;не ОК&quot;)" table:style-name="ce45">
            <text:p>ОК</text:p>
          </table:table-cell>
          <table:table-cell table:number-columns-repeated="2" table:style-name="ce1"/>
          <table:table-cell table:number-columns-repeated="16374"/>
        </table:table-row>
        <table:table-row table:style-name="ro5">
          <table:covered-table-cell/>
          <table:table-cell office:value-type="string" table:style-name="ce8">
            <text:p>Из XML</text:p>
          </table:table-cell>
          <table:table-cell office:value-type="string" table:content-validation-name="val1" table:style-name="ce87">
            <text:p>Базовое</text:p>
          </table:table-cell>
          <table:table-cell office:value-type="string" table:content-validation-name="val1" table:style-name="ce115">
            <text:p>Базовое</text:p>
          </table:table-cell>
          <table:table-cell office:value-type="string" office:string-value="ОК" table:formula="of:=IF([.C17]=[.D17];&quot;ОК&quot;;&quot;не ОК&quot;)" table:style-name="ce45">
            <text:p>ОК</text:p>
          </table:table-cell>
          <table:table-cell office:value-type="string" table:content-validation-name="val1" table:style-name="ce102">
            <text:p>Базовое</text:p>
          </table:table-cell>
          <table:table-cell office:value-type="string" table:content-validation-name="val1" table:style-name="ce79">
            <text:p>Уверенное</text:p>
          </table:table-cell>
          <table:table-cell office:value-type="string" office:string-value="не ОК" table:formula="of:=IF([.F17]=[.G17];&quot;ОК&quot;;&quot;не ОК&quot;)" table:style-name="ce45">
            <text:p>не ОК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8">
            <text:p>Из Excel</text:p>
          </table:table-cell>
          <table:table-cell office:value-type="string" table:content-validation-name="val1" table:style-name="ce87">
            <text:p>Базовое</text:p>
          </table:table-cell>
          <table:table-cell office:value-type="string" table:content-validation-name="val1" table:style-name="ce115">
            <text:p>Базовое</text:p>
          </table:table-cell>
          <table:table-cell office:value-type="string" office:string-value="ОК" table:formula="of:=IF([.C18]=[.D18];&quot;ОК&quot;;&quot;не ОК&quot;)" table:style-name="ce45">
            <text:p>ОК</text:p>
          </table:table-cell>
          <table:table-cell office:value-type="string" table:content-validation-name="val1" table:style-name="ce102">
            <text:p>Базовое</text:p>
          </table:table-cell>
          <table:table-cell office:value-type="string" table:content-validation-name="val1" table:style-name="ce79">
            <text:p>Уверенное</text:p>
          </table:table-cell>
          <table:table-cell office:value-type="string" office:string-value="не ОК" table:formula="of:=IF([.F18]=[.G18];&quot;ОК&quot;;&quot;не ОК&quot;)" table:style-name="ce45">
            <text:p>не ОК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8">
            <text:p>Из Access</text:p>
          </table:table-cell>
          <table:table-cell table:content-validation-name="val1" table:style-name="ce87"/>
          <table:table-cell table:content-validation-name="val1" table:style-name="ce115"/>
          <table:table-cell office:value-type="string" office:string-value="ОК" table:formula="of:=IF([.C19]=[.D19];&quot;ОК&quot;;&quot;не ОК&quot;)" table:style-name="ce45">
            <text:p>ОК</text:p>
          </table:table-cell>
          <table:table-cell table:content-validation-name="val1" table:style-name="ce102"/>
          <table:table-cell table:content-validation-name="val1" table:style-name="ce79"/>
          <table:table-cell office:value-type="string" office:string-value="ОК" table:formula="of:=IF([.F19]=[.G19];&quot;ОК&quot;;&quot;не ОК&quot;)" table:style-name="ce45">
            <text:p>ОК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9">
            <text:p>Использование LSMW</text:p>
          </table:table-cell>
          <table:table-cell table:content-validation-name="val1" table:style-name="ce88"/>
          <table:table-cell table:content-validation-name="val1" table:style-name="ce117"/>
          <table:table-cell office:value-type="string" office:string-value="ОК" table:formula="of:=IF([.C20]=[.D20];&quot;ОК&quot;;&quot;не ОК&quot;)" table:style-name="ce45">
            <text:p>ОК</text:p>
          </table:table-cell>
          <table:table-cell office:value-type="string" table:content-validation-name="val1" table:style-name="ce103">
            <text:p>Базовое</text:p>
          </table:table-cell>
          <table:table-cell table:content-validation-name="val1" table:style-name="ce81"/>
          <table:table-cell office:value-type="string" office:string-value="не ОК" table:formula="of:=IF([.F20]=[.G20];&quot;ОК&quot;;&quot;не ОК&quot;)" table:style-name="ce45">
            <text:p>не ОК</text:p>
          </table:table-cell>
          <table:table-cell table:number-columns-repeated="16376"/>
        </table:table-row>
        <table:table-row table:style-name="ro5">
          <table:table-cell office:value-type="string" table:number-columns-spanned="1" table:number-rows-spanned="4" table:style-name="ce72">
            <text:p>Выборка данных из БД</text:p>
          </table:table-cell>
          <table:table-cell office:value-type="string" table:style-name="ce7">
            <text:p>Агрегатные функции</text:p>
          </table:table-cell>
          <table:table-cell office:value-type="string" table:content-validation-name="val1" table:style-name="ce89">
            <text:p>Уверенное</text:p>
          </table:table-cell>
          <table:table-cell office:value-type="string" table:content-validation-name="val1" table:style-name="ce118">
            <text:p>Уверенное</text:p>
          </table:table-cell>
          <table:table-cell office:value-type="string" office:string-value="ОК" table:formula="of:=IF([.C21]=[.D21];&quot;ОК&quot;;&quot;не ОК&quot;)" table:style-name="ce45">
            <text:p>ОК</text:p>
          </table:table-cell>
          <table:table-cell office:value-type="string" table:content-validation-name="val1" table:style-name="ce104">
            <text:p>Уверенное</text:p>
          </table:table-cell>
          <table:table-cell office:value-type="string" table:content-validation-name="val1" table:style-name="ce82">
            <text:p>Уверенное</text:p>
          </table:table-cell>
          <table:table-cell office:value-type="string" office:string-value="ОК" table:formula="of:=IF([.F21]=[.G21];&quot;ОК&quot;;&quot;не ОК&quot;)" table:style-name="ce45">
            <text:p>ОК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8">
            <text:p>Использование JOIN</text:p>
          </table:table-cell>
          <table:table-cell office:value-type="string" table:content-validation-name="val1" table:style-name="ce86">
            <text:p>Уверенное</text:p>
          </table:table-cell>
          <table:table-cell office:value-type="string" table:content-validation-name="val1" table:style-name="ce116">
            <text:p>Уверенное</text:p>
          </table:table-cell>
          <table:table-cell office:value-type="string" office:string-value="ОК" table:formula="of:=IF([.C22]=[.D22];&quot;ОК&quot;;&quot;не ОК&quot;)" table:style-name="ce45">
            <text:p>ОК</text:p>
          </table:table-cell>
          <table:table-cell office:value-type="string" table:content-validation-name="val1" table:style-name="ce101">
            <text:p>Уверенное</text:p>
          </table:table-cell>
          <table:table-cell office:value-type="string" table:content-validation-name="val1" table:style-name="ce80">
            <text:p>Уверенное</text:p>
          </table:table-cell>
          <table:table-cell office:value-type="string" office:string-value="ОК" table:formula="of:=IF([.F22]=[.G22];&quot;ОК&quot;;&quot;не ОК&quot;)" table:style-name="ce45">
            <text:p>ОК</text:p>
          </table:table-cell>
          <table:table-cell table:number-columns-repeated="16376"/>
        </table:table-row>
        <table:table-row table:style-name="ro7">
          <table:covered-table-cell/>
          <table:table-cell office:value-type="string" table:style-name="ce8">
            <text:p>Использование и особенности FOR ALL ENTRIES</text:p>
          </table:table-cell>
          <table:table-cell office:value-type="string" table:content-validation-name="val1" table:style-name="ce86">
            <text:p>Уверенное</text:p>
          </table:table-cell>
          <table:table-cell office:value-type="string" table:content-validation-name="val1" table:style-name="ce116">
            <text:p>Уверенное</text:p>
          </table:table-cell>
          <table:table-cell office:value-type="string" office:string-value="ОК" table:formula="of:=IF([.C23]=[.D23];&quot;ОК&quot;;&quot;не ОК&quot;)" table:style-name="ce45">
            <text:p>ОК</text:p>
          </table:table-cell>
          <table:table-cell office:value-type="string" table:content-validation-name="val1" table:style-name="ce101">
            <text:p>Уверенное</text:p>
          </table:table-cell>
          <table:table-cell office:value-type="string" table:content-validation-name="val1" table:style-name="ce80">
            <text:p>Уверенное</text:p>
          </table:table-cell>
          <table:table-cell office:value-type="string" office:string-value="ОК" table:formula="of:=IF([.F23]=[.G23];&quot;ОК&quot;;&quot;не ОК&quot;)" table:style-name="ce45">
            <text:p>ОК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14">
            <text:p>Синтаксис 7*, 7.4, 7.5</text:p>
          </table:table-cell>
          <table:table-cell office:value-type="string" table:content-validation-name="val1" table:style-name="ce90">
            <text:p>Базовое</text:p>
          </table:table-cell>
          <table:table-cell office:value-type="string" table:content-validation-name="val1" table:style-name="ce119">
            <text:p>Уверенное</text:p>
          </table:table-cell>
          <table:table-cell office:value-type="string" office:string-value="не ОК" table:formula="of:=IF([.C24]=[.D24];&quot;ОК&quot;;&quot;не ОК&quot;)" table:style-name="ce45">
            <text:p>не ОК</text:p>
          </table:table-cell>
          <table:table-cell office:value-type="string" table:content-validation-name="val1" table:style-name="ce105">
            <text:p>Базовое</text:p>
          </table:table-cell>
          <table:table-cell office:value-type="string" table:content-validation-name="val1" table:style-name="ce83">
            <text:p>Уверенное</text:p>
          </table:table-cell>
          <table:table-cell office:value-type="string" office:string-value="не ОК" table:formula="of:=IF([.F24]=[.G24];&quot;ОК&quot;;&quot;не ОК&quot;)" table:style-name="ce45">
            <text:p>не ОК</text:p>
          </table:table-cell>
          <table:table-cell table:number-columns-repeated="16376"/>
        </table:table-row>
        <table:table-row table:style-name="ro5">
          <table:table-cell office:value-type="string" table:number-columns-spanned="1" table:number-rows-spanned="4" table:style-name="ce72">
            <text:p>Динамическое программирование</text:p>
          </table:table-cell>
          <table:table-cell office:value-type="string" table:style-name="ce7">
            <text:p>Динамические подстановки</text:p>
          </table:table-cell>
          <table:table-cell office:value-type="string" table:content-validation-name="val1" table:style-name="ce85">
            <text:p>Базовое</text:p>
          </table:table-cell>
          <table:table-cell office:value-type="string" table:content-validation-name="val1" table:style-name="ce114">
            <text:p>Базовое</text:p>
          </table:table-cell>
          <table:table-cell office:value-type="string" office:string-value="ОК" table:formula="of:=IF([.C25]=[.D25];&quot;ОК&quot;;&quot;не ОК&quot;)" table:style-name="ce45">
            <text:p>ОК</text:p>
          </table:table-cell>
          <table:table-cell office:value-type="string" table:content-validation-name="val1" table:style-name="ce100">
            <text:p>Базовое</text:p>
          </table:table-cell>
          <table:table-cell office:value-type="string" table:content-validation-name="val1" table:style-name="ce78">
            <text:p>Уверенное</text:p>
          </table:table-cell>
          <table:table-cell office:value-type="string" office:string-value="не ОК" table:formula="of:=IF([.F25]=[.G25];&quot;ОК&quot;;&quot;не ОК&quot;)" table:style-name="ce45">
            <text:p>не ОК</text:p>
          </table:table-cell>
          <table:table-cell table:number-columns-repeated="16376"/>
        </table:table-row>
        <table:table-row table:style-name="ro8">
          <table:covered-table-cell/>
          <table:table-cell office:value-type="string" table:style-name="ce8">
            <text:p>Динамическая генерация программ / подпрограмм</text:p>
          </table:table-cell>
          <table:table-cell office:value-type="string" table:content-validation-name="val1" table:style-name="ce87">
            <text:p>Базовое</text:p>
          </table:table-cell>
          <table:table-cell office:value-type="string" table:content-validation-name="val1" table:style-name="ce115">
            <text:p>Базовое</text:p>
          </table:table-cell>
          <table:table-cell office:value-type="string" office:string-value="ОК" table:formula="of:=IF([.C26]=[.D26];&quot;ОК&quot;;&quot;не ОК&quot;)" table:style-name="ce45">
            <text:p>ОК</text:p>
          </table:table-cell>
          <table:table-cell office:value-type="string" table:content-validation-name="val1" table:style-name="ce102">
            <text:p>Базовое</text:p>
          </table:table-cell>
          <table:table-cell office:value-type="string" table:content-validation-name="val1" table:style-name="ce79">
            <text:p>Базовое</text:p>
          </table:table-cell>
          <table:table-cell office:value-type="string" office:string-value="ОК" table:formula="of:=IF([.F26]=[.G26];&quot;ОК&quot;;&quot;не ОК&quot;)" table:style-name="ce45">
            <text:p>ОК</text:p>
          </table:table-cell>
          <table:table-cell table:number-columns-repeated="16376"/>
        </table:table-row>
        <table:table-row table:style-name="ro9">
          <table:covered-table-cell/>
          <table:table-cell office:value-type="string" table:style-name="ce8">
            <text:p>Динамическое связывание через Field-Symbols</text:p>
          </table:table-cell>
          <table:table-cell office:value-type="string" table:content-validation-name="val1" table:style-name="ce87">
            <text:p>Базовое</text:p>
          </table:table-cell>
          <table:table-cell office:value-type="string" table:content-validation-name="val1" table:style-name="ce115">
            <text:p>Базовое</text:p>
          </table:table-cell>
          <table:table-cell office:value-type="string" office:string-value="ОК" table:formula="of:=IF([.C27]=[.D27];&quot;ОК&quot;;&quot;не ОК&quot;)" table:style-name="ce45">
            <text:p>ОК</text:p>
          </table:table-cell>
          <table:table-cell office:value-type="string" table:content-validation-name="val1" table:style-name="ce102">
            <text:p>Базовое</text:p>
          </table:table-cell>
          <table:table-cell office:value-type="string" table:content-validation-name="val1" table:style-name="ce79">
            <text:p>Уверенное</text:p>
          </table:table-cell>
          <table:table-cell office:value-type="string" office:string-value="не ОК" table:formula="of:=IF([.F27]=[.G27];&quot;ОК&quot;;&quot;не ОК&quot;)" table:style-name="ce45">
            <text:p>не ОК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9">
            <text:p>Использование RTTS</text:p>
          </table:table-cell>
          <table:table-cell office:value-type="string" table:content-validation-name="val1" table:style-name="ce90">
            <text:p>Базовое</text:p>
          </table:table-cell>
          <table:table-cell office:value-type="string" table:content-validation-name="val1" table:style-name="ce119">
            <text:p>Базовое</text:p>
          </table:table-cell>
          <table:table-cell office:value-type="string" office:string-value="ОК" table:formula="of:=IF([.C28]=[.D28];&quot;ОК&quot;;&quot;не ОК&quot;)" table:style-name="ce45">
            <text:p>ОК</text:p>
          </table:table-cell>
          <table:table-cell office:value-type="string" table:content-validation-name="val1" table:style-name="ce105">
            <text:p>Базовое</text:p>
          </table:table-cell>
          <table:table-cell office:value-type="string" table:content-validation-name="val1" table:style-name="ce83">
            <text:p>Базовое</text:p>
          </table:table-cell>
          <table:table-cell office:value-type="string" office:string-value="ОК" table:formula="of:=IF([.F28]=[.G28];&quot;ОК&quot;;&quot;не ОК&quot;)" table:style-name="ce45">
            <text:p>ОК</text:p>
          </table:table-cell>
          <table:table-cell table:number-columns-repeated="16376"/>
        </table:table-row>
        <table:table-row table:style-name="ro6">
          <table:table-cell office:value-type="string" table:number-columns-spanned="1" table:number-rows-spanned="4" table:style-name="ce72">
            <text:p>Контроль качества программ</text:p>
          </table:table-cell>
          <table:table-cell office:value-type="string" table:style-name="ce7">
            <text:p>Расширенная проверка кода</text:p>
          </table:table-cell>
          <table:table-cell office:value-type="string" table:content-validation-name="val1" table:style-name="ce89">
            <text:p>Уверенное</text:p>
          </table:table-cell>
          <table:table-cell office:value-type="string" table:content-validation-name="val1" table:style-name="ce118">
            <text:p>Уверенное</text:p>
          </table:table-cell>
          <table:table-cell office:value-type="string" office:string-value="ОК" table:formula="of:=IF([.C29]=[.D29];&quot;ОК&quot;;&quot;не ОК&quot;)" table:style-name="ce45">
            <text:p>ОК</text:p>
          </table:table-cell>
          <table:table-cell office:value-type="string" table:content-validation-name="val1" table:style-name="ce104">
            <text:p>Уверенное</text:p>
          </table:table-cell>
          <table:table-cell office:value-type="string" table:content-validation-name="val1" table:style-name="ce82">
            <text:p>Уверенное</text:p>
          </table:table-cell>
          <table:table-cell office:value-type="string" office:string-value="ОК" table:formula="of:=IF([.F29]=[.G29];&quot;ОК&quot;;&quot;не ОК&quot;)" table:style-name="ce45">
            <text:p>ОК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8">
            <text:p>SAP Код инспектор (SCI)</text:p>
          </table:table-cell>
          <table:table-cell office:value-type="string" table:content-validation-name="val1" table:style-name="ce86">
            <text:p>Уверенное</text:p>
          </table:table-cell>
          <table:table-cell office:value-type="string" table:content-validation-name="val1" table:style-name="ce116">
            <text:p>Уверенное</text:p>
          </table:table-cell>
          <table:table-cell office:value-type="string" office:string-value="ОК" table:formula="of:=IF([.C30]=[.D30];&quot;ОК&quot;;&quot;не ОК&quot;)" table:style-name="ce45">
            <text:p>ОК</text:p>
          </table:table-cell>
          <table:table-cell office:value-type="string" table:content-validation-name="val1" table:style-name="ce101">
            <text:p>Уверенное</text:p>
          </table:table-cell>
          <table:table-cell office:value-type="string" table:content-validation-name="val1" table:style-name="ce80">
            <text:p>Уверенное</text:p>
          </table:table-cell>
          <table:table-cell office:value-type="string" office:string-value="ОК" table:formula="of:=IF([.F30]=[.G30];&quot;ОК&quot;;&quot;не ОК&quot;)" table:style-name="ce45">
            <text:p>ОК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14">
            <text:p>Unit-тестирование</text:p>
          </table:table-cell>
          <table:table-cell table:content-validation-name="val1" table:style-name="ce91"/>
          <table:table-cell office:value-type="string" table:content-validation-name="val1" table:style-name="ce117">
            <text:p>Базовое</text:p>
          </table:table-cell>
          <table:table-cell office:value-type="string" office:string-value="не ОК" table:formula="of:=IF([.C31]=[.D31];&quot;ОК&quot;;&quot;не ОК&quot;)" table:style-name="ce45">
            <text:p>не ОК</text:p>
          </table:table-cell>
          <table:table-cell table:content-validation-name="val1" table:style-name="ce106"/>
          <table:table-cell office:value-type="string" table:content-validation-name="val1" table:style-name="ce135">
            <text:p>Базовое</text:p>
          </table:table-cell>
          <table:table-cell office:value-type="string" office:string-value="не ОК" table:formula="of:=IF([.F31]=[.G31];&quot;ОК&quot;;&quot;не ОК&quot;)" table:style-name="ce45">
            <text:p>не ОК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9">
            <text:p>ABAP Test Cockpit (ATC)</text:p>
          </table:table-cell>
          <table:table-cell office:value-type="string" table:content-validation-name="val1" table:style-name="ce88">
            <text:p>Базовое</text:p>
          </table:table-cell>
          <table:table-cell office:value-type="string" table:content-validation-name="val1" table:style-name="ce117">
            <text:p>Базовое</text:p>
          </table:table-cell>
          <table:table-cell office:value-type="string" office:string-value="ОК" table:formula="of:=IF([.C32]=[.D32];&quot;ОК&quot;;&quot;не ОК&quot;)" table:style-name="ce45">
            <text:p>ОК</text:p>
          </table:table-cell>
          <table:table-cell office:value-type="string" table:content-validation-name="val1" table:style-name="ce103">
            <text:p>Базовое</text:p>
          </table:table-cell>
          <table:table-cell office:value-type="string" table:content-validation-name="val1" table:style-name="ce81">
            <text:p>Базовое</text:p>
          </table:table-cell>
          <table:table-cell office:value-type="string" office:string-value="ОК" table:formula="of:=IF([.F32]=[.G32];&quot;ОК&quot;;&quot;не ОК&quot;)" table:style-name="ce45">
            <text:p>ОК</text:p>
          </table:table-cell>
          <table:table-cell table:number-columns-repeated="16376"/>
        </table:table-row>
        <table:table-row table:style-name="ro10">
          <table:table-cell office:value-type="string" table:number-columns-spanned="1" table:number-rows-spanned="3" table:style-name="ce72">
            <text:p>Оптимизация программ</text:p>
          </table:table-cell>
          <table:table-cell office:value-type="string" table:style-name="ce7">
            <text:p>Анализ производительности программ (SAT / SE30)</text:p>
          </table:table-cell>
          <table:table-cell office:value-type="string" table:content-validation-name="val1" table:style-name="ce85">
            <text:p>Базовое</text:p>
          </table:table-cell>
          <table:table-cell office:value-type="string" table:content-validation-name="val1" table:style-name="ce116">
            <text:p>Уверенное</text:p>
          </table:table-cell>
          <table:table-cell office:value-type="string" office:string-value="не ОК" table:formula="of:=IF([.C33]=[.D33];&quot;ОК&quot;;&quot;не ОК&quot;)" table:style-name="ce45">
            <text:p>не ОК</text:p>
          </table:table-cell>
          <table:table-cell office:value-type="string" table:content-validation-name="val1" table:style-name="ce100">
            <text:p>Базовое</text:p>
          </table:table-cell>
          <table:table-cell office:value-type="string" table:content-validation-name="val1" table:style-name="ce80">
            <text:p>Уверенное</text:p>
          </table:table-cell>
          <table:table-cell office:value-type="string" office:string-value="не ОК" table:formula="of:=IF([.F33]=[.G33];&quot;ОК&quot;;&quot;не ОК&quot;)" table:style-name="ce45">
            <text:p>не ОК</text:p>
          </table:table-cell>
          <table:table-cell table:number-columns-repeated="16376"/>
        </table:table-row>
        <table:table-row table:style-name="ro7">
          <table:covered-table-cell/>
          <table:table-cell office:value-type="string" table:style-name="ce13">
            <text:p>SQL-трассировка (ST05), анализ плана выполнения запросов</text:p>
          </table:table-cell>
          <table:table-cell office:value-type="string" table:content-validation-name="val1" table:style-name="ce87">
            <text:p>Базовое</text:p>
          </table:table-cell>
          <table:table-cell office:value-type="string" table:content-validation-name="val1" table:style-name="ce116">
            <text:p>Уверенное</text:p>
          </table:table-cell>
          <table:table-cell office:value-type="string" office:string-value="не ОК" table:formula="of:=IF([.C34]=[.D34];&quot;ОК&quot;;&quot;не ОК&quot;)" table:style-name="ce45">
            <text:p>не ОК</text:p>
          </table:table-cell>
          <table:table-cell office:value-type="string" table:content-validation-name="val1" table:style-name="ce102">
            <text:p>Базовое</text:p>
          </table:table-cell>
          <table:table-cell office:value-type="string" table:content-validation-name="val1" table:style-name="ce80">
            <text:p>Уверенное</text:p>
          </table:table-cell>
          <table:table-cell office:value-type="string" office:string-value="не ОК" table:formula="of:=IF([.F34]=[.G34];&quot;ОК&quot;;&quot;не ОК&quot;)" table:style-name="ce45">
            <text:p>не ОК</text:p>
          </table:table-cell>
          <table:table-cell table:number-columns-repeated="16376"/>
        </table:table-row>
        <table:table-row table:style-name="ro2">
          <table:covered-table-cell/>
          <table:table-cell office:value-type="string" table:style-name="ce9">
            <text:p>Оптимизация программ по использованию памяти</text:p>
          </table:table-cell>
          <table:table-cell table:content-validation-name="val1" table:style-name="ce88"/>
          <table:table-cell office:value-type="string" table:content-validation-name="val1" table:style-name="ce114">
            <text:p>Уверенное</text:p>
          </table:table-cell>
          <table:table-cell office:value-type="string" office:string-value="не ОК" table:formula="of:=IF([.C35]=[.D35];&quot;ОК&quot;;&quot;не ОК&quot;)" table:style-name="ce45">
            <text:p>не ОК</text:p>
          </table:table-cell>
          <table:table-cell table:content-validation-name="val1" table:style-name="ce103"/>
          <table:table-cell office:value-type="string" table:content-validation-name="val1" table:style-name="ce134">
            <text:p>Уверенное</text:p>
          </table:table-cell>
          <table:table-cell office:value-type="string" office:string-value="не ОК" table:formula="of:=IF([.F35]=[.G35];&quot;ОК&quot;;&quot;не ОК&quot;)" table:style-name="ce45">
            <text:p>не ОК</text:p>
          </table:table-cell>
          <table:table-cell table:number-columns-repeated="16376"/>
        </table:table-row>
        <table:table-row table:style-name="ro5">
          <table:table-cell office:value-type="string" table:number-columns-spanned="1" table:number-rows-spanned="9" table:style-name="ce72">
            <text:p>Расширение стандартной функциональности</text:p>
          </table:table-cell>
          <table:table-cell office:value-type="string" table:style-name="ce7">
            <text:p>Модификация</text:p>
          </table:table-cell>
          <table:table-cell office:value-type="string" table:content-validation-name="val1" table:style-name="ce85">
            <text:p>Базовое</text:p>
          </table:table-cell>
          <table:table-cell office:value-type="string" table:content-validation-name="val1" table:style-name="ce114">
            <text:p>Базовое</text:p>
          </table:table-cell>
          <table:table-cell office:value-type="string" office:string-value="ОК" table:formula="of:=IF([.C36]=[.D36];&quot;ОК&quot;;&quot;не ОК&quot;)" table:style-name="ce45">
            <text:p>ОК</text:p>
          </table:table-cell>
          <table:table-cell office:value-type="string" table:content-validation-name="val1" table:style-name="ce100">
            <text:p>Базовое</text:p>
          </table:table-cell>
          <table:table-cell office:value-type="string" table:content-validation-name="val1" table:style-name="ce78">
            <text:p>Базовое</text:p>
          </table:table-cell>
          <table:table-cell office:value-type="string" office:string-value="ОК" table:formula="of:=IF([.F36]=[.G36];&quot;ОК&quot;;&quot;не ОК&quot;)" table:style-name="ce45">
            <text:p>ОК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8">
            <text:p>User-exits</text:p>
          </table:table-cell>
          <table:table-cell office:value-type="string" table:content-validation-name="val1" table:style-name="ce86">
            <text:p>Базовое</text:p>
          </table:table-cell>
          <table:table-cell office:value-type="string" table:content-validation-name="val1" table:style-name="ce116">
            <text:p>Уверенное</text:p>
          </table:table-cell>
          <table:table-cell office:value-type="string" office:string-value="не ОК" table:formula="of:=IF([.C37]=[.D37];&quot;ОК&quot;;&quot;не ОК&quot;)" table:style-name="ce45">
            <text:p>не ОК</text:p>
          </table:table-cell>
          <table:table-cell office:value-type="string" table:content-validation-name="val1" table:style-name="ce101">
            <text:p>Базовое</text:p>
          </table:table-cell>
          <table:table-cell office:value-type="string" table:content-validation-name="val1" table:style-name="ce80">
            <text:p>Уверенное</text:p>
          </table:table-cell>
          <table:table-cell office:value-type="string" office:string-value="не ОК" table:formula="of:=IF([.F37]=[.G37];&quot;ОК&quot;;&quot;не ОК&quot;)" table:style-name="ce45">
            <text:p>не ОК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8">
            <text:p>Customer Exits</text:p>
          </table:table-cell>
          <table:table-cell office:value-type="string" table:content-validation-name="val1" table:style-name="ce86">
            <text:p>Базовое</text:p>
          </table:table-cell>
          <table:table-cell office:value-type="string" table:content-validation-name="val1" table:style-name="ce116">
            <text:p>Уверенное</text:p>
          </table:table-cell>
          <table:table-cell office:value-type="string" office:string-value="не ОК" table:formula="of:=IF([.C38]=[.D38];&quot;ОК&quot;;&quot;не ОК&quot;)" table:style-name="ce45">
            <text:p>не ОК</text:p>
          </table:table-cell>
          <table:table-cell office:value-type="string" table:content-validation-name="val1" table:style-name="ce101">
            <text:p>Базовое</text:p>
          </table:table-cell>
          <table:table-cell office:value-type="string" table:content-validation-name="val1" table:style-name="ce80">
            <text:p>Уверенное</text:p>
          </table:table-cell>
          <table:table-cell office:value-type="string" office:string-value="не ОК" table:formula="of:=IF([.F38]=[.G38];&quot;ОК&quot;;&quot;не ОК&quot;)" table:style-name="ce45">
            <text:p>не ОК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8">
            <text:p>Замещения и проверки</text:p>
          </table:table-cell>
          <table:table-cell office:value-type="string" table:content-validation-name="val1" table:style-name="ce87">
            <text:p>Базовое</text:p>
          </table:table-cell>
          <table:table-cell office:value-type="string" table:content-validation-name="val1" table:style-name="ce115">
            <text:p>Базовое</text:p>
          </table:table-cell>
          <table:table-cell office:value-type="string" office:string-value="ОК" table:formula="of:=IF([.C39]=[.D39];&quot;ОК&quot;;&quot;не ОК&quot;)" table:style-name="ce45">
            <text:p>ОК</text:p>
          </table:table-cell>
          <table:table-cell office:value-type="string" table:content-validation-name="val1" table:style-name="ce102">
            <text:p>Базовое</text:p>
          </table:table-cell>
          <table:table-cell office:value-type="string" table:content-validation-name="val1" table:style-name="ce79">
            <text:p>Базовое</text:p>
          </table:table-cell>
          <table:table-cell office:value-type="string" office:string-value="ОК" table:formula="of:=IF([.F39]=[.G39];&quot;ОК&quot;;&quot;не ОК&quot;)" table:style-name="ce45">
            <text:p>ОК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8">
            <text:p>BADI</text:p>
          </table:table-cell>
          <table:table-cell office:value-type="string" table:content-validation-name="val1" table:style-name="ce86">
            <text:p>Базовое</text:p>
          </table:table-cell>
          <table:table-cell office:value-type="string" table:content-validation-name="val1" table:style-name="ce116">
            <text:p>Уверенное</text:p>
          </table:table-cell>
          <table:table-cell office:value-type="string" office:string-value="не ОК" table:formula="of:=IF([.C40]=[.D40];&quot;ОК&quot;;&quot;не ОК&quot;)" table:style-name="ce45">
            <text:p>не ОК</text:p>
          </table:table-cell>
          <table:table-cell office:value-type="string" table:content-validation-name="val1" table:style-name="ce101">
            <text:p>Базовое</text:p>
          </table:table-cell>
          <table:table-cell office:value-type="string" table:content-validation-name="val1" table:style-name="ce80">
            <text:p>Уверенное</text:p>
          </table:table-cell>
          <table:table-cell office:value-type="string" office:string-value="не ОК" table:formula="of:=IF([.F40]=[.G40];&quot;ОК&quot;;&quot;не ОК&quot;)" table:style-name="ce45">
            <text:p>не ОК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8">
            <text:p>BTE / Open-FI</text:p>
          </table:table-cell>
          <table:table-cell office:value-type="string" table:content-validation-name="val1" table:style-name="ce86">
            <text:p>Базовое</text:p>
          </table:table-cell>
          <table:table-cell office:value-type="string" table:content-validation-name="val1" table:style-name="ce116">
            <text:p>Базовое</text:p>
          </table:table-cell>
          <table:table-cell office:value-type="string" office:string-value="ОК" table:formula="of:=IF([.C41]=[.D41];&quot;ОК&quot;;&quot;не ОК&quot;)" table:style-name="ce45">
            <text:p>ОК</text:p>
          </table:table-cell>
          <table:table-cell office:value-type="string" table:content-validation-name="val1" table:style-name="ce101">
            <text:p>Базовое</text:p>
          </table:table-cell>
          <table:table-cell office:value-type="string" table:content-validation-name="val1" table:style-name="ce80">
            <text:p>Базовое</text:p>
          </table:table-cell>
          <table:table-cell office:value-type="string" office:string-value="ОК" table:formula="of:=IF([.F41]=[.G41];&quot;ОК&quot;;&quot;не ОК&quot;)" table:style-name="ce45">
            <text:p>ОК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8">
            <text:p>Enhancements (явные и неявные)</text:p>
          </table:table-cell>
          <table:table-cell office:value-type="string" table:content-validation-name="val1" table:style-name="ce86">
            <text:p>Базовое</text:p>
          </table:table-cell>
          <table:table-cell office:value-type="string" table:content-validation-name="val1" table:style-name="ce116">
            <text:p>Базовое</text:p>
          </table:table-cell>
          <table:table-cell office:value-type="string" office:string-value="ОК" table:formula="of:=IF([.C42]=[.D42];&quot;ОК&quot;;&quot;не ОК&quot;)" table:style-name="ce45">
            <text:p>ОК</text:p>
          </table:table-cell>
          <table:table-cell office:value-type="string" table:content-validation-name="val1" table:style-name="ce101">
            <text:p>Базовое</text:p>
          </table:table-cell>
          <table:table-cell office:value-type="string" table:content-validation-name="val1" table:style-name="ce80">
            <text:p>Базовое</text:p>
          </table:table-cell>
          <table:table-cell office:value-type="string" office:string-value="ОК" table:formula="of:=IF([.F42]=[.G42];&quot;ОК&quot;;&quot;не ОК&quot;)" table:style-name="ce45">
            <text:p>ОК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13">
            <text:p>RW-интерфейсы</text:p>
          </table:table-cell>
          <table:table-cell table:content-validation-name="val1" table:style-name="ce87"/>
          <table:table-cell table:content-validation-name="val1" table:style-name="ce115"/>
          <table:table-cell office:value-type="string" office:string-value="ОК" table:formula="of:=IF([.C43]=[.D43];&quot;ОК&quot;;&quot;не ОК&quot;)" table:style-name="ce45">
            <text:p>ОК</text:p>
          </table:table-cell>
          <table:table-cell table:content-validation-name="val1" table:style-name="ce102"/>
          <table:table-cell table:content-validation-name="val1" table:style-name="ce79"/>
          <table:table-cell office:value-type="string" office:string-value="ОК" table:formula="of:=IF([.F43]=[.G43];&quot;ОК&quot;;&quot;не ОК&quot;)" table:style-name="ce45">
            <text:p>ОК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9">
            <text:p>Формулы и условия (VOFM)</text:p>
          </table:table-cell>
          <table:table-cell table:content-validation-name="val1" table:style-name="ce88"/>
          <table:table-cell table:content-validation-name="val1" table:style-name="ce117"/>
          <table:table-cell office:value-type="string" office:string-value="ОК" table:formula="of:=IF([.C44]=[.D44];&quot;ОК&quot;;&quot;не ОК&quot;)" table:style-name="ce45">
            <text:p>ОК</text:p>
          </table:table-cell>
          <table:table-cell table:content-validation-name="val1" table:style-name="ce103"/>
          <table:table-cell table:content-validation-name="val1" table:style-name="ce81"/>
          <table:table-cell office:value-type="string" office:string-value="ОК" table:formula="of:=IF([.F44]=[.G44];&quot;ОК&quot;;&quot;не ОК&quot;)" table:style-name="ce45">
            <text:p>ОК</text:p>
          </table:table-cell>
          <table:table-cell table:number-columns-repeated="16376"/>
        </table:table-row>
        <table:table-row table:style-name="ro5">
          <table:table-cell office:value-type="string" table:number-columns-spanned="1" table:number-rows-spanned="5" table:style-name="ce72">
            <text:p>Web-технологии</text:p>
          </table:table-cell>
          <table:table-cell office:value-type="string" table:style-name="ce8">
            <text:p>Знание HTML5, SAP UI5</text:p>
          </table:table-cell>
          <table:table-cell table:content-validation-name="val1" table:style-name="ce87"/>
          <table:table-cell office:value-type="string" table:content-validation-name="val1" table:style-name="ce115">
            <text:p>Базовое</text:p>
          </table:table-cell>
          <table:table-cell office:value-type="string" office:string-value="не ОК" table:formula="of:=IF([.C45]=[.D45];&quot;ОК&quot;;&quot;не ОК&quot;)" table:style-name="ce45">
            <text:p>не ОК</text:p>
          </table:table-cell>
          <table:table-cell office:value-type="string" table:content-validation-name="val1" table:style-name="ce102">
            <text:p>Базовое</text:p>
          </table:table-cell>
          <table:table-cell office:value-type="string" table:content-validation-name="val1" table:style-name="ce79">
            <text:p>Базовое</text:p>
          </table:table-cell>
          <table:table-cell office:value-type="string" office:string-value="ОК" table:formula="of:=IF([.F45]=[.G45];&quot;ОК&quot;;&quot;не ОК&quot;)" table:style-name="ce45">
            <text:p>ОК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8">
            <text:p>jQuery</text:p>
          </table:table-cell>
          <table:table-cell table:content-validation-name="val1" table:style-name="ce87"/>
          <table:table-cell table:content-validation-name="val1" table:style-name="ce115"/>
          <table:table-cell office:value-type="string" office:string-value="ОК" table:formula="of:=IF([.C46]=[.D46];&quot;ОК&quot;;&quot;не ОК&quot;)" table:style-name="ce45">
            <text:p>ОК</text:p>
          </table:table-cell>
          <table:table-cell table:content-validation-name="val1" table:style-name="ce102"/>
          <table:table-cell table:content-validation-name="val1" table:style-name="ce79"/>
          <table:table-cell office:value-type="string" office:string-value="ОК" table:formula="of:=IF([.F46]=[.G46];&quot;ОК&quot;;&quot;не ОК&quot;)" table:style-name="ce45">
            <text:p>ОК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8">
            <text:p>oData</text:p>
          </table:table-cell>
          <table:table-cell table:content-validation-name="val1" table:style-name="ce87"/>
          <table:table-cell office:value-type="string" table:content-validation-name="val1" table:style-name="ce115">
            <text:p>Базовое</text:p>
          </table:table-cell>
          <table:table-cell office:value-type="string" office:string-value="не ОК" table:formula="of:=IF([.C47]=[.D47];&quot;ОК&quot;;&quot;не ОК&quot;)" table:style-name="ce45">
            <text:p>не ОК</text:p>
          </table:table-cell>
          <table:table-cell table:content-validation-name="val1" table:style-name="ce102"/>
          <table:table-cell office:value-type="string" table:content-validation-name="val1" table:style-name="ce79">
            <text:p>Базовое</text:p>
          </table:table-cell>
          <table:table-cell office:value-type="string" office:string-value="не ОК" table:formula="of:=IF([.F47]=[.G47];&quot;ОК&quot;;&quot;не ОК&quot;)" table:style-name="ce45">
            <text:p>не ОК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8">
            <text:p>XML</text:p>
          </table:table-cell>
          <table:table-cell table:content-validation-name="val1" table:style-name="ce87"/>
          <table:table-cell office:value-type="string" table:content-validation-name="val1" table:style-name="ce115">
            <text:p>Базовое</text:p>
          </table:table-cell>
          <table:table-cell office:value-type="string" office:string-value="не ОК" table:formula="of:=IF([.C48]=[.D48];&quot;ОК&quot;;&quot;не ОК&quot;)" table:style-name="ce45">
            <text:p>не ОК</text:p>
          </table:table-cell>
          <table:table-cell office:value-type="string" table:content-validation-name="val1" table:style-name="ce102">
            <text:p>Базовое</text:p>
          </table:table-cell>
          <table:table-cell office:value-type="string" table:content-validation-name="val1" table:style-name="ce79">
            <text:p>Базовое</text:p>
          </table:table-cell>
          <table:table-cell office:value-type="string" office:string-value="ОК" table:formula="of:=IF([.F48]=[.G48];&quot;ОК&quot;;&quot;не ОК&quot;)" table:style-name="ce45">
            <text:p>ОК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9">
            <text:p>Преобразования XSLT</text:p>
          </table:table-cell>
          <table:table-cell table:content-validation-name="val1" table:style-name="ce88"/>
          <table:table-cell office:value-type="string" table:content-validation-name="val1" table:style-name="ce117">
            <text:p>Базовое</text:p>
          </table:table-cell>
          <table:table-cell office:value-type="string" office:string-value="не ОК" table:formula="of:=IF([.C49]=[.D49];&quot;ОК&quot;;&quot;не ОК&quot;)" table:style-name="ce45">
            <text:p>не ОК</text:p>
          </table:table-cell>
          <table:table-cell office:value-type="string" table:content-validation-name="val1" table:style-name="ce103">
            <text:p>Базовое</text:p>
          </table:table-cell>
          <table:table-cell office:value-type="string" table:content-validation-name="val1" table:style-name="ce81">
            <text:p>Базовое</text:p>
          </table:table-cell>
          <table:table-cell office:value-type="string" office:string-value="ОК" table:formula="of:=IF([.F49]=[.G49];&quot;ОК&quot;;&quot;не ОК&quot;)" table:style-name="ce45">
            <text:p>ОК</text:p>
          </table:table-cell>
          <table:table-cell table:number-columns-repeated="16376"/>
        </table:table-row>
        <table:table-row table:style-name="ro5">
          <table:table-cell office:value-type="string" table:number-columns-spanned="1" table:number-rows-spanned="2" table:style-name="ce72">
            <text:p>S4 HANA</text:p>
          </table:table-cell>
          <table:table-cell office:value-type="string" table:style-name="ce7">
            <text:p>CDS-View</text:p>
          </table:table-cell>
          <table:table-cell table:content-validation-name="val1" table:style-name="ce85"/>
          <table:table-cell office:value-type="string" table:content-validation-name="val1" table:style-name="ce114">
            <text:p>Базовое</text:p>
          </table:table-cell>
          <table:table-cell office:value-type="string" office:string-value="не ОК" table:formula="of:=IF([.C50]=[.D50];&quot;ОК&quot;;&quot;не ОК&quot;)" table:style-name="ce45">
            <text:p>не ОК</text:p>
          </table:table-cell>
          <table:table-cell office:value-type="string" table:content-validation-name="val1" table:style-name="ce100">
            <text:p>Базовое</text:p>
          </table:table-cell>
          <table:table-cell office:value-type="string" table:content-validation-name="val1" table:style-name="ce78">
            <text:p>Базовое</text:p>
          </table:table-cell>
          <table:table-cell office:value-type="string" office:string-value="ОК" table:formula="of:=IF([.F50]=[.G50];&quot;ОК&quot;;&quot;не ОК&quot;)" table:style-name="ce45">
            <text:p>ОК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9">
            <text:p>Процедуры AMDP</text:p>
          </table:table-cell>
          <table:table-cell table:content-validation-name="val1" table:style-name="ce88"/>
          <table:table-cell table:content-validation-name="val1" table:style-name="ce117"/>
          <table:table-cell office:value-type="string" office:string-value="ОК" table:formula="of:=IF([.C51]=[.D51];&quot;ОК&quot;;&quot;не ОК&quot;)" table:style-name="ce45">
            <text:p>ОК</text:p>
          </table:table-cell>
          <table:table-cell table:content-validation-name="val1" table:style-name="ce103"/>
          <table:table-cell table:content-validation-name="val1" table:style-name="ce81"/>
          <table:table-cell office:value-type="string" office:string-value="ОК" table:formula="of:=IF([.F51]=[.G51];&quot;ОК&quot;;&quot;не ОК&quot;)" table:style-name="ce45">
            <text:p>ОК</text:p>
          </table:table-cell>
          <table:table-cell table:number-columns-repeated="16376"/>
        </table:table-row>
        <table:table-row table:style-name="ro5">
          <table:table-cell office:value-type="string" table:number-columns-spanned="1" table:number-rows-spanned="2" table:style-name="ce72">
            <text:p>SAP Portal</text:p>
          </table:table-cell>
          <table:table-cell office:value-type="string" table:style-name="ce7">
            <text:p>Создание простых Web-страниц</text:p>
          </table:table-cell>
          <table:table-cell table:content-validation-name="val1" table:style-name="ce85"/>
          <table:table-cell office:value-type="string" table:content-validation-name="val1" table:style-name="ce114">
            <text:p>Базовое</text:p>
          </table:table-cell>
          <table:table-cell office:value-type="string" office:string-value="не ОК" table:formula="of:=IF([.C52]=[.D52];&quot;ОК&quot;;&quot;не ОК&quot;)" table:style-name="ce45">
            <text:p>не ОК</text:p>
          </table:table-cell>
          <table:table-cell office:value-type="string" table:content-validation-name="val1" table:style-name="ce100">
            <text:p>Базовое</text:p>
          </table:table-cell>
          <table:table-cell office:value-type="string" table:content-validation-name="val1" table:style-name="ce78">
            <text:p>Базовое</text:p>
          </table:table-cell>
          <table:table-cell office:value-type="string" office:string-value="ОК" table:formula="of:=IF([.F52]=[.G52];&quot;ОК&quot;;&quot;не ОК&quot;)" table:style-name="ce45">
            <text:p>ОК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9">
            <text:p>Создание и настройка iView</text:p>
          </table:table-cell>
          <table:table-cell table:content-validation-name="val1" table:style-name="ce88"/>
          <table:table-cell table:content-validation-name="val1" table:style-name="ce117"/>
          <table:table-cell office:value-type="string" office:string-value="ОК" table:formula="of:=IF([.C53]=[.D53];&quot;ОК&quot;;&quot;не ОК&quot;)" table:style-name="ce45">
            <text:p>ОК</text:p>
          </table:table-cell>
          <table:table-cell table:content-validation-name="val1" table:style-name="ce103"/>
          <table:table-cell table:content-validation-name="val1" table:style-name="ce81"/>
          <table:table-cell office:value-type="string" office:string-value="ОК" table:formula="of:=IF([.F53]=[.G53];&quot;ОК&quot;;&quot;не ОК&quot;)" table:style-name="ce45">
            <text:p>ОК</text:p>
          </table:table-cell>
          <table:table-cell table:number-columns-repeated="16376"/>
        </table:table-row>
        <table:table-row table:style-name="ro5">
          <table:table-cell office:value-type="string" table:style-name="ce10">
            <text:p>BSP</text:p>
          </table:table-cell>
          <table:table-cell office:value-type="string" table:style-name="ce11">
            <text:p>Создание BSP-приложений</text:p>
          </table:table-cell>
          <table:table-cell table:content-validation-name="val1" table:style-name="ce84"/>
          <table:table-cell table:content-validation-name="val1" table:style-name="ce113"/>
          <table:table-cell office:value-type="string" office:string-value="ОК" table:formula="of:=IF([.C54]=[.D54];&quot;ОК&quot;;&quot;не ОК&quot;)" table:style-name="ce45">
            <text:p>ОК</text:p>
          </table:table-cell>
          <table:table-cell office:value-type="string" table:content-validation-name="val1" table:style-name="ce99">
            <text:p>Базовое</text:p>
          </table:table-cell>
          <table:table-cell table:content-validation-name="val1" table:style-name="ce77"/>
          <table:table-cell office:value-type="string" office:string-value="не ОК" table:formula="of:=IF([.F54]=[.G54];&quot;ОК&quot;;&quot;не ОК&quot;)" table:style-name="ce45">
            <text:p>не ОК</text:p>
          </table:table-cell>
          <table:table-cell table:number-columns-repeated="16376"/>
        </table:table-row>
        <table:table-row table:style-name="ro9">
          <table:table-cell office:value-type="string" table:number-columns-spanned="1" table:number-rows-spanned="3" table:style-name="ce72">
            <text:p>Business Workflow</text:p>
          </table:table-cell>
          <table:table-cell office:value-type="string" table:style-name="ce7">
            <text:p>Разработка элементов потоков операций (ЭПО)</text:p>
          </table:table-cell>
          <table:table-cell table:content-validation-name="val1" table:style-name="ce85"/>
          <table:table-cell table:content-validation-name="val1" table:style-name="ce114"/>
          <table:table-cell office:value-type="string" office:string-value="ОК" table:formula="of:=IF([.C55]=[.D55];&quot;ОК&quot;;&quot;не ОК&quot;)" table:style-name="ce45">
            <text:p>ОК</text:p>
          </table:table-cell>
          <table:table-cell table:content-validation-name="val1" table:style-name="ce100"/>
          <table:table-cell table:content-validation-name="val1" table:style-name="ce78"/>
          <table:table-cell office:value-type="string" office:string-value="ОК" table:formula="of:=IF([.F55]=[.G55];&quot;ОК&quot;;&quot;не ОК&quot;)" table:style-name="ce45">
            <text:p>ОК</text:p>
          </table:table-cell>
          <table:table-cell table:number-columns-repeated="16376"/>
        </table:table-row>
        <table:table-row table:style-name="ro11">
          <table:covered-table-cell/>
          <table:table-cell office:value-type="string" table:style-name="ce8">
            <text:p>Настройка потоков операций</text:p>
          </table:table-cell>
          <table:table-cell table:content-validation-name="val1" table:style-name="ce87"/>
          <table:table-cell table:content-validation-name="val1" table:style-name="ce115"/>
          <table:table-cell office:value-type="string" office:string-value="ОК" table:formula="of:=IF([.C56]=[.D56];&quot;ОК&quot;;&quot;не ОК&quot;)" table:style-name="ce45">
            <text:p>ОК</text:p>
          </table:table-cell>
          <table:table-cell table:content-validation-name="val1" table:style-name="ce102"/>
          <table:table-cell table:content-validation-name="val1" table:style-name="ce79"/>
          <table:table-cell office:value-type="string" office:string-value="ОК" table:formula="of:=IF([.F56]=[.G56];&quot;ОК&quot;;&quot;не ОК&quot;)" table:style-name="ce45">
            <text:p>ОК</text:p>
          </table:table-cell>
          <table:table-cell table:number-columns-repeated="16376"/>
        </table:table-row>
        <table:table-row table:style-name="ro12">
          <table:covered-table-cell/>
          <table:table-cell office:value-type="string" table:style-name="ce9">
            <text:p>Разработка бизнес-объектов</text:p>
          </table:table-cell>
          <table:table-cell table:content-validation-name="val1" table:style-name="ce88"/>
          <table:table-cell table:content-validation-name="val1" table:style-name="ce117"/>
          <table:table-cell office:value-type="string" office:string-value="ОК" table:formula="of:=IF([.C57]=[.D57];&quot;ОК&quot;;&quot;не ОК&quot;)" table:style-name="ce45">
            <text:p>ОК</text:p>
          </table:table-cell>
          <table:table-cell table:content-validation-name="val1" table:style-name="ce103"/>
          <table:table-cell table:content-validation-name="val1" table:style-name="ce81"/>
          <table:table-cell office:value-type="string" office:string-value="ОК" table:formula="of:=IF([.F57]=[.G57];&quot;ОК&quot;;&quot;не ОК&quot;)" table:style-name="ce45">
            <text:p>ОК</text:p>
          </table:table-cell>
          <table:table-cell table:number-columns-repeated="16376"/>
        </table:table-row>
        <table:table-row table:style-name="ro12">
          <table:table-cell office:value-type="string" table:number-columns-spanned="1" table:number-rows-spanned="3" table:style-name="ce72">
            <text:p>Web Dynpro</text:p>
          </table:table-cell>
          <table:table-cell office:value-type="string" table:style-name="ce30">
            <text:p>FPM</text:p>
          </table:table-cell>
          <table:table-cell table:content-validation-name="val1" table:style-name="ce92"/>
          <table:table-cell table:content-validation-name="val1" table:style-name="ce120"/>
          <table:table-cell office:value-type="string" office:string-value="ОК" table:formula="of:=IF([.C58]=[.D58];&quot;ОК&quot;;&quot;не ОК&quot;)" table:style-name="ce45">
            <text:p>ОК</text:p>
          </table:table-cell>
          <table:table-cell office:value-type="string" table:content-validation-name="val1" table:style-name="ce107">
            <text:p>Базовое</text:p>
          </table:table-cell>
          <table:table-cell table:content-validation-name="val1" table:style-name="ce127"/>
          <table:table-cell office:value-type="string" office:string-value="не ОК" table:formula="of:=IF([.F58]=[.G58];&quot;ОК&quot;;&quot;не ОК&quot;)" table:style-name="ce45">
            <text:p>не ОК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8">
            <text:p>Web Dynpro ABAP</text:p>
          </table:table-cell>
          <table:table-cell office:value-type="string" table:content-validation-name="val1" table:style-name="ce87">
            <text:p>Базовое</text:p>
          </table:table-cell>
          <table:table-cell office:value-type="string" table:content-validation-name="val1" table:style-name="ce115">
            <text:p>Базовое</text:p>
          </table:table-cell>
          <table:table-cell office:value-type="string" office:string-value="ОК" table:formula="of:=IF([.C59]=[.D59];&quot;ОК&quot;;&quot;не ОК&quot;)" table:style-name="ce45">
            <text:p>ОК</text:p>
          </table:table-cell>
          <table:table-cell office:value-type="string" table:content-validation-name="val1" table:style-name="ce102">
            <text:p>Базовое</text:p>
          </table:table-cell>
          <table:table-cell office:value-type="string" table:content-validation-name="val1" table:style-name="ce79">
            <text:p>Базовое</text:p>
          </table:table-cell>
          <table:table-cell office:value-type="string" office:string-value="ОК" table:formula="of:=IF([.F59]=[.G59];&quot;ОК&quot;;&quot;не ОК&quot;)" table:style-name="ce45">
            <text:p>ОК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9">
            <text:p>Web Dynpro Java</text:p>
          </table:table-cell>
          <table:table-cell office:value-type="string" table:content-validation-name="val1" table:style-name="ce93">
            <text:p>Базовое</text:p>
          </table:table-cell>
          <table:table-cell office:value-type="string" table:content-validation-name="val1" table:style-name="ce121">
            <text:p>Базовое</text:p>
          </table:table-cell>
          <table:table-cell office:value-type="string" office:string-value="ОК" table:formula="of:=IF([.C60]=[.D60];&quot;ОК&quot;;&quot;не ОК&quot;)" table:style-name="ce45">
            <text:p>ОК</text:p>
          </table:table-cell>
          <table:table-cell office:value-type="string" table:content-validation-name="val1" table:style-name="ce108">
            <text:p>Базовое</text:p>
          </table:table-cell>
          <table:table-cell office:value-type="string" table:content-validation-name="val1" table:style-name="ce128">
            <text:p>Базовое</text:p>
          </table:table-cell>
          <table:table-cell office:value-type="string" office:string-value="ОК" table:formula="of:=IF([.F60]=[.G60];&quot;ОК&quot;;&quot;не ОК&quot;)" table:style-name="ce45">
            <text:p>ОК</text:p>
          </table:table-cell>
          <table:table-cell table:number-columns-repeated="16376"/>
        </table:table-row>
        <table:table-row table:style-name="ro5">
          <table:table-cell office:value-type="string" table:number-columns-spanned="1" table:number-rows-spanned="2" table:style-name="ce72">
            <text:p>IDE</text:p>
          </table:table-cell>
          <table:table-cell office:value-type="string" table:style-name="ce7">
            <text:p>Eclipse</text:p>
          </table:table-cell>
          <table:table-cell table:style-name="ce94"/>
          <table:table-cell table:style-name="ce122"/>
          <table:table-cell office:value-type="string" office:string-value="ОК" table:formula="of:=IF([.C61]=[.D61];&quot;ОК&quot;;&quot;не ОК&quot;)" table:style-name="ce45">
            <text:p>ОК</text:p>
          </table:table-cell>
          <table:table-cell table:style-name="ce109"/>
          <table:table-cell table:style-name="ce129"/>
          <table:table-cell office:value-type="string" office:string-value="ОК" table:formula="of:=IF([.F61]=[.G61];&quot;ОК&quot;;&quot;не ОК&quot;)" table:style-name="ce45">
            <text:p>ОК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9">
            <text:p>SAP Web IDE</text:p>
          </table:table-cell>
          <table:table-cell table:style-name="ce95"/>
          <table:table-cell table:style-name="ce123"/>
          <table:table-cell office:value-type="string" office:string-value="ОК" table:formula="of:=IF([.C62]=[.D62];&quot;ОК&quot;;&quot;не ОК&quot;)" table:style-name="ce45">
            <text:p>ОК</text:p>
          </table:table-cell>
          <table:table-cell table:style-name="ce110"/>
          <table:table-cell table:style-name="ce130"/>
          <table:table-cell office:value-type="string" office:string-value="ОК" table:formula="of:=IF([.F62]=[.G62];&quot;ОК&quot;;&quot;не ОК&quot;)" table:style-name="ce45">
            <text:p>ОК</text:p>
          </table:table-cell>
          <table:table-cell table:number-columns-repeated="16376"/>
        </table:table-row>
        <table:table-row table:style-name="ro5">
          <table:table-cell office:value-type="string" table:number-columns-spanned="1" table:number-rows-spanned="23" table:style-name="ce72">
            <text:p>Прочие навыки</text:p>
          </table:table-cell>
          <table:table-cell office:value-type="string" table:style-name="ce7">
            <text:p>Знание ООП</text:p>
          </table:table-cell>
          <table:table-cell office:value-type="string" table:content-validation-name="val1" table:style-name="ce89">
            <text:p>Уверенное</text:p>
          </table:table-cell>
          <table:table-cell office:value-type="string" table:content-validation-name="val1" table:style-name="ce118">
            <text:p>Уверенное</text:p>
          </table:table-cell>
          <table:table-cell office:value-type="string" office:string-value="ОК" table:formula="of:=IF([.C63]=[.D63];&quot;ОК&quot;;&quot;не ОК&quot;)" table:style-name="ce45">
            <text:p>ОК</text:p>
          </table:table-cell>
          <table:table-cell office:value-type="string" table:content-validation-name="val1" table:style-name="ce104">
            <text:p>Уверенное</text:p>
          </table:table-cell>
          <table:table-cell office:value-type="string" table:content-validation-name="val1" table:style-name="ce82">
            <text:p>Уверенное</text:p>
          </table:table-cell>
          <table:table-cell office:value-type="string" office:string-value="ОК" table:formula="of:=IF([.F63]=[.G63];&quot;ОК&quot;;&quot;не ОК&quot;)" table:style-name="ce45">
            <text:p>ОК</text:p>
          </table:table-cell>
          <table:table-cell table:number-columns-repeated="16376"/>
        </table:table-row>
        <table:table-row table:style-name="ro7">
          <table:covered-table-cell/>
          <table:table-cell office:value-type="string" table:style-name="ce8">
            <text:p>Знание паттернов (шаблонов) проектирования</text:p>
          </table:table-cell>
          <table:table-cell office:value-type="string" table:content-validation-name="val1" table:style-name="ce87">
            <text:p>Базовое</text:p>
          </table:table-cell>
          <table:table-cell office:value-type="string" table:content-validation-name="val1" table:style-name="ce115">
            <text:p>Базовое</text:p>
          </table:table-cell>
          <table:table-cell office:value-type="string" office:string-value="ОК" table:formula="of:=IF([.C64]=[.D64];&quot;ОК&quot;;&quot;не ОК&quot;)" table:style-name="ce45">
            <text:p>ОК</text:p>
          </table:table-cell>
          <table:table-cell office:value-type="string" table:content-validation-name="val1" table:style-name="ce102">
            <text:p>Базовое</text:p>
          </table:table-cell>
          <table:table-cell office:value-type="string" table:content-validation-name="val1" table:style-name="ce79">
            <text:p>Базовое</text:p>
          </table:table-cell>
          <table:table-cell office:value-type="string" office:string-value="ОК" table:formula="of:=IF([.F64]=[.G64];&quot;ОК&quot;;&quot;не ОК&quot;)" table:style-name="ce45">
            <text:p>ОК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8">
            <text:p>Batch input / Пакетный ввод</text:p>
          </table:table-cell>
          <table:table-cell office:value-type="string" table:content-validation-name="val1" table:style-name="ce86">
            <text:p>Уверенное</text:p>
          </table:table-cell>
          <table:table-cell office:value-type="string" table:content-validation-name="val1" table:style-name="ce116">
            <text:p>Уверенное</text:p>
          </table:table-cell>
          <table:table-cell office:value-type="string" office:string-value="ОК" table:formula="of:=IF([.C65]=[.D65];&quot;ОК&quot;;&quot;не ОК&quot;)" table:style-name="ce45">
            <text:p>ОК</text:p>
          </table:table-cell>
          <table:table-cell office:value-type="string" table:content-validation-name="val1" table:style-name="ce101">
            <text:p>Уверенное</text:p>
          </table:table-cell>
          <table:table-cell office:value-type="string" table:content-validation-name="val1" table:style-name="ce80">
            <text:p>Уверенное</text:p>
          </table:table-cell>
          <table:table-cell office:value-type="string" office:string-value="ОК" table:formula="of:=IF([.F65]=[.G65];&quot;ОК&quot;;&quot;не ОК&quot;)" table:style-name="ce45">
            <text:p>ОК</text:p>
          </table:table-cell>
          <table:table-cell table:number-columns-repeated="2" table:style-name="ce1"/>
          <table:table-cell table:number-columns-repeated="16374" table:style-name="ce2"/>
        </table:table-row>
        <table:table-row table:style-name="ro5">
          <table:covered-table-cell/>
          <table:table-cell office:value-type="string" table:style-name="ce8">
            <text:p>Концепция объектов блокировок</text:p>
          </table:table-cell>
          <table:table-cell office:value-type="string" table:content-validation-name="val1" table:style-name="ce86">
            <text:p>Базовое</text:p>
          </table:table-cell>
          <table:table-cell office:value-type="string" table:content-validation-name="val1" table:style-name="ce116">
            <text:p>Базовое</text:p>
          </table:table-cell>
          <table:table-cell office:value-type="string" office:string-value="ОК" table:formula="of:=IF([.C66]=[.D66];&quot;ОК&quot;;&quot;не ОК&quot;)" table:style-name="ce45">
            <text:p>ОК</text:p>
          </table:table-cell>
          <table:table-cell office:value-type="string" table:content-validation-name="val1" table:style-name="ce111">
            <text:p>Базовое</text:p>
          </table:table-cell>
          <table:table-cell office:value-type="string" table:content-validation-name="val1" table:style-name="ce80">
            <text:p>Базовое</text:p>
          </table:table-cell>
          <table:table-cell office:value-type="string" office:string-value="ОК" table:formula="of:=IF([.F66]=[.G66];&quot;ОК&quot;;&quot;не ОК&quot;)" table:style-name="ce45">
            <text:p>ОК</text:p>
          </table:table-cell>
          <table:table-cell table:number-columns-repeated="2" table:style-name="ce1"/>
          <table:table-cell table:number-columns-repeated="16374" table:style-name="ce2"/>
        </table:table-row>
        <table:table-row table:style-name="ro5">
          <table:covered-table-cell/>
          <table:table-cell office:value-type="string" table:style-name="ce8">
            <text:p>Технологии обновления данных</text:p>
          </table:table-cell>
          <table:table-cell office:value-type="string" table:content-validation-name="val1" table:style-name="ce86">
            <text:p>Базовое</text:p>
          </table:table-cell>
          <table:table-cell office:value-type="string" table:content-validation-name="val1" table:style-name="ce116">
            <text:p>Базовое</text:p>
          </table:table-cell>
          <table:table-cell office:value-type="string" office:string-value="ОК" table:formula="of:=IF([.C67]=[.D67];&quot;ОК&quot;;&quot;не ОК&quot;)" table:style-name="ce45">
            <text:p>ОК</text:p>
          </table:table-cell>
          <table:table-cell office:value-type="string" table:content-validation-name="val1" table:style-name="ce111">
            <text:p>Базовое</text:p>
          </table:table-cell>
          <table:table-cell office:value-type="string" table:content-validation-name="val1" table:style-name="ce80">
            <text:p>Базовое</text:p>
          </table:table-cell>
          <table:table-cell office:value-type="string" office:string-value="ОК" table:formula="of:=IF([.F67]=[.G67];&quot;ОК&quot;;&quot;не ОК&quot;)" table:style-name="ce45">
            <text:p>ОК</text:p>
          </table:table-cell>
          <table:table-cell table:number-columns-repeated="2" table:style-name="ce1"/>
          <table:table-cell table:number-columns-repeated="16374" table:style-name="ce2"/>
        </table:table-row>
        <table:table-row table:style-name="ro13">
          <table:covered-table-cell/>
          <table:table-cell office:value-type="string" table:style-name="ce8">
            <text:p>Ведение ролей и полномочий пользователей, проверки полномочий</text:p>
          </table:table-cell>
          <table:table-cell office:value-type="string" table:content-validation-name="val1" table:style-name="ce87">
            <text:p>Базовое</text:p>
          </table:table-cell>
          <table:table-cell office:value-type="string" table:content-validation-name="val1" table:style-name="ce115">
            <text:p>Базовое</text:p>
          </table:table-cell>
          <table:table-cell office:value-type="string" office:string-value="ОК" table:formula="of:=IF([.C68]=[.D68];&quot;ОК&quot;;&quot;не ОК&quot;)" table:style-name="ce45">
            <text:p>ОК</text:p>
          </table:table-cell>
          <table:table-cell office:value-type="string" table:content-validation-name="val1" table:style-name="ce102">
            <text:p>Базовое</text:p>
          </table:table-cell>
          <table:table-cell office:value-type="string" table:content-validation-name="val1" table:style-name="ce79">
            <text:p>Базовое</text:p>
          </table:table-cell>
          <table:table-cell office:value-type="string" office:string-value="ОК" table:formula="of:=IF([.F68]=[.G68];&quot;ОК&quot;;&quot;не ОК&quot;)" table:style-name="ce45">
            <text:p>ОК</text:p>
          </table:table-cell>
          <table:table-cell table:number-columns-repeated="2" table:style-name="ce1"/>
          <table:table-cell table:number-columns-repeated="16374" table:style-name="ce2"/>
        </table:table-row>
        <table:table-row table:style-name="ro5">
          <table:covered-table-cell/>
          <table:table-cell office:value-type="string" table:style-name="ce8">
            <text:p>Управление памятью SAP / ABAP</text:p>
          </table:table-cell>
          <table:table-cell office:value-type="string" table:content-validation-name="val1" table:style-name="ce87">
            <text:p>Базовое</text:p>
          </table:table-cell>
          <table:table-cell office:value-type="string" table:content-validation-name="val1" table:style-name="ce115">
            <text:p>Базовое</text:p>
          </table:table-cell>
          <table:table-cell office:value-type="string" office:string-value="ОК" table:formula="of:=IF([.C69]=[.D69];&quot;ОК&quot;;&quot;не ОК&quot;)" table:style-name="ce45">
            <text:p>ОК</text:p>
          </table:table-cell>
          <table:table-cell office:value-type="string" table:content-validation-name="val1" table:style-name="ce102">
            <text:p>Базовое</text:p>
          </table:table-cell>
          <table:table-cell office:value-type="string" table:content-validation-name="val1" table:style-name="ce79">
            <text:p>Базовое</text:p>
          </table:table-cell>
          <table:table-cell office:value-type="string" office:string-value="ОК" table:formula="of:=IF([.F69]=[.G69];&quot;ОК&quot;;&quot;не ОК&quot;)" table:style-name="ce45">
            <text:p>ОК</text:p>
          </table:table-cell>
          <table:table-cell table:number-columns-repeated="2" table:style-name="ce1"/>
          <table:table-cell table:number-columns-repeated="16374" table:style-name="ce2"/>
        </table:table-row>
        <table:table-row table:style-name="ro5">
          <table:covered-table-cell/>
          <table:table-cell office:value-type="string" table:style-name="ce8">
            <text:p>Индексы таблиц БД</text:p>
          </table:table-cell>
          <table:table-cell office:value-type="string" table:content-validation-name="val1" table:style-name="ce86">
            <text:p>Базовое</text:p>
          </table:table-cell>
          <table:table-cell office:value-type="string" table:content-validation-name="val1" table:style-name="ce116">
            <text:p>Базовое</text:p>
          </table:table-cell>
          <table:table-cell office:value-type="string" office:string-value="ОК" table:formula="of:=IF([.C70]=[.D70];&quot;ОК&quot;;&quot;не ОК&quot;)" table:style-name="ce45">
            <text:p>ОК</text:p>
          </table:table-cell>
          <table:table-cell office:value-type="string" table:content-validation-name="val1" table:style-name="ce101">
            <text:p>Базовое</text:p>
          </table:table-cell>
          <table:table-cell office:value-type="string" table:content-validation-name="val1" table:style-name="ce80">
            <text:p>Базовое</text:p>
          </table:table-cell>
          <table:table-cell office:value-type="string" office:string-value="ОК" table:formula="of:=IF([.F70]=[.G70];&quot;ОК&quot;;&quot;не ОК&quot;)" table:style-name="ce45">
            <text:p>ОК</text:p>
          </table:table-cell>
          <table:table-cell table:number-columns-repeated="2" table:style-name="ce1"/>
          <table:table-cell table:number-columns-repeated="16374" table:style-name="ce2"/>
        </table:table-row>
        <table:table-row table:style-name="ro7">
          <table:covered-table-cell/>
          <table:table-cell office:value-type="string" table:style-name="ce8">
            <text:p>Вторичные индексы внутренних таблиц</text:p>
          </table:table-cell>
          <table:table-cell office:value-type="string" table:content-validation-name="val1" table:style-name="ce87">
            <text:p>Базовое</text:p>
          </table:table-cell>
          <table:table-cell office:value-type="string" table:content-validation-name="val1" table:style-name="ce115">
            <text:p>Базовое</text:p>
          </table:table-cell>
          <table:table-cell office:value-type="string" office:string-value="ОК" table:formula="of:=IF([.C71]=[.D71];&quot;ОК&quot;;&quot;не ОК&quot;)" table:style-name="ce45">
            <text:p>ОК</text:p>
          </table:table-cell>
          <table:table-cell office:value-type="string" table:content-validation-name="val1" table:style-name="ce101">
            <text:p>Базовое</text:p>
          </table:table-cell>
          <table:table-cell office:value-type="string" table:content-validation-name="val1" table:style-name="ce79">
            <text:p>Базовое</text:p>
          </table:table-cell>
          <table:table-cell office:value-type="string" office:string-value="ОК" table:formula="of:=IF([.F71]=[.G71];&quot;ОК&quot;;&quot;не ОК&quot;)" table:style-name="ce45">
            <text:p>ОК</text:p>
          </table:table-cell>
          <table:table-cell table:number-columns-repeated="2" table:style-name="ce1"/>
          <table:table-cell table:number-columns-repeated="16374" table:style-name="ce2"/>
        </table:table-row>
        <table:table-row table:style-name="ro7">
          <table:covered-table-cell/>
          <table:table-cell office:value-type="string" table:style-name="ce8">
            <text:p>Типы внутренних таблиц, их отличия по использованию</text:p>
          </table:table-cell>
          <table:table-cell office:value-type="string" table:content-validation-name="val1" table:style-name="ce86">
            <text:p>Уверенное</text:p>
          </table:table-cell>
          <table:table-cell office:value-type="string" table:content-validation-name="val1" table:style-name="ce116">
            <text:p>Уверенное</text:p>
          </table:table-cell>
          <table:table-cell office:value-type="string" office:string-value="ОК" table:formula="of:=IF([.C72]=[.D72];&quot;ОК&quot;;&quot;не ОК&quot;)" table:style-name="ce45">
            <text:p>ОК</text:p>
          </table:table-cell>
          <table:table-cell office:value-type="string" table:content-validation-name="val1" table:style-name="ce101">
            <text:p>Уверенное</text:p>
          </table:table-cell>
          <table:table-cell office:value-type="string" table:content-validation-name="val1" table:style-name="ce80">
            <text:p>Уверенное</text:p>
          </table:table-cell>
          <table:table-cell office:value-type="string" office:string-value="ОК" table:formula="of:=IF([.F72]=[.G72];&quot;ОК&quot;;&quot;не ОК&quot;)" table:style-name="ce45">
            <text:p>ОК</text:p>
          </table:table-cell>
          <table:table-cell table:number-columns-repeated="2" table:style-name="ce1"/>
          <table:table-cell table:style-name="ce20"/>
          <table:table-cell table:number-columns-repeated="16373"/>
        </table:table-row>
        <table:table-row table:style-name="ro5">
          <table:covered-table-cell/>
          <table:table-cell office:value-type="string" table:style-name="ce8">
            <text:p>Умение работать с BRF+</text:p>
          </table:table-cell>
          <table:table-cell office:value-type="string" table:content-validation-name="val1" table:style-name="ce87">
            <text:p>Базовое</text:p>
          </table:table-cell>
          <table:table-cell office:value-type="string" table:content-validation-name="val1" table:style-name="ce115">
            <text:p>Базовое</text:p>
          </table:table-cell>
          <table:table-cell office:value-type="string" office:string-value="ОК" table:formula="of:=IF([.C73]=[.D73];&quot;ОК&quot;;&quot;не ОК&quot;)" table:style-name="ce45">
            <text:p>ОК</text:p>
          </table:table-cell>
          <table:table-cell office:value-type="string" table:content-validation-name="val1" table:style-name="ce102">
            <text:p>Базовое</text:p>
          </table:table-cell>
          <table:table-cell office:value-type="string" table:content-validation-name="val1" table:style-name="ce79">
            <text:p>Базовое</text:p>
          </table:table-cell>
          <table:table-cell office:value-type="string" office:string-value="ОК" table:formula="of:=IF([.F73]=[.G73];&quot;ОК&quot;;&quot;не ОК&quot;)" table:style-name="ce45">
            <text:p>ОК</text:p>
          </table:table-cell>
          <table:table-cell table:number-columns-repeated="2" table:style-name="ce1"/>
          <table:table-cell table:number-columns-repeated="16374" table:style-name="ce2"/>
        </table:table-row>
        <table:table-row table:style-name="ro5">
          <table:covered-table-cell/>
          <table:table-cell office:value-type="string" table:style-name="ce8">
            <text:p>BOPF</text:p>
          </table:table-cell>
          <table:table-cell table:content-validation-name="val1" table:style-name="ce87"/>
          <table:table-cell table:content-validation-name="val1" table:style-name="ce115"/>
          <table:table-cell office:value-type="string" office:string-value="ОК" table:formula="of:=IF([.C74]=[.D74];&quot;ОК&quot;;&quot;не ОК&quot;)" table:style-name="ce45">
            <text:p>ОК</text:p>
          </table:table-cell>
          <table:table-cell table:content-validation-name="val1" table:style-name="ce102"/>
          <table:table-cell table:content-validation-name="val1" table:style-name="ce79"/>
          <table:table-cell office:value-type="string" office:string-value="ОК" table:formula="of:=IF([.F74]=[.G74];&quot;ОК&quot;;&quot;не ОК&quot;)" table:style-name="ce45">
            <text:p>ОК</text:p>
          </table:table-cell>
          <table:table-cell table:number-columns-repeated="2" table:style-name="ce1"/>
          <table:table-cell table:number-columns-repeated="16374" table:style-name="ce2"/>
        </table:table-row>
        <table:table-row table:style-name="ro7">
          <table:covered-table-cell/>
          <table:table-cell office:value-type="string" table:style-name="ce8">
            <text:p>Фоновые задания: создание, планирование, запуск, мониторинг</text:p>
          </table:table-cell>
          <table:table-cell office:value-type="string" table:content-validation-name="val1" table:style-name="ce87">
            <text:p>Базовое</text:p>
          </table:table-cell>
          <table:table-cell office:value-type="string" table:content-validation-name="val1" table:style-name="ce115">
            <text:p>Базовое</text:p>
          </table:table-cell>
          <table:table-cell office:value-type="string" office:string-value="ОК" table:formula="of:=IF([.C75]=[.D75];&quot;ОК&quot;;&quot;не ОК&quot;)" table:style-name="ce45">
            <text:p>ОК</text:p>
          </table:table-cell>
          <table:table-cell office:value-type="string" table:content-validation-name="val1" table:style-name="ce102">
            <text:p>Базовое</text:p>
          </table:table-cell>
          <table:table-cell office:value-type="string" table:content-validation-name="val1" table:style-name="ce79">
            <text:p>Базовое</text:p>
          </table:table-cell>
          <table:table-cell office:value-type="string" office:string-value="ОК" table:formula="of:=IF([.F75]=[.G75];&quot;ОК&quot;;&quot;не ОК&quot;)" table:style-name="ce45">
            <text:p>ОК</text:p>
          </table:table-cell>
          <table:table-cell table:number-columns-repeated="2" table:style-name="ce1"/>
          <table:table-cell table:number-columns-repeated="16374" table:style-name="ce2"/>
        </table:table-row>
        <table:table-row table:style-name="ro7">
          <table:covered-table-cell/>
          <table:table-cell office:value-type="string" table:style-name="ce8">
            <text:p>Работа с журналом приложений (SBAL)</text:p>
          </table:table-cell>
          <table:table-cell office:value-type="string" table:content-validation-name="val1" table:style-name="ce87">
            <text:p>Базовое</text:p>
          </table:table-cell>
          <table:table-cell office:value-type="string" table:content-validation-name="val1" table:style-name="ce115">
            <text:p>Базовое</text:p>
          </table:table-cell>
          <table:table-cell office:value-type="string" office:string-value="ОК" table:formula="of:=IF([.C76]=[.D76];&quot;ОК&quot;;&quot;не ОК&quot;)" table:style-name="ce45">
            <text:p>ОК</text:p>
          </table:table-cell>
          <table:table-cell office:value-type="string" table:content-validation-name="val1" table:style-name="ce102">
            <text:p>Базовое</text:p>
          </table:table-cell>
          <table:table-cell office:value-type="string" table:content-validation-name="val1" table:style-name="ce79">
            <text:p>Базовое</text:p>
          </table:table-cell>
          <table:table-cell office:value-type="string" office:string-value="ОК" table:formula="of:=IF([.F76]=[.G76];&quot;ОК&quot;;&quot;не ОК&quot;)" table:style-name="ce45">
            <text:p>ОК</text:p>
          </table:table-cell>
          <table:table-cell table:number-columns-repeated="2" table:style-name="ce1"/>
          <table:table-cell table:number-columns-repeated="16374" table:style-name="ce2"/>
        </table:table-row>
        <table:table-row table:style-name="ro7">
          <table:covered-table-cell/>
          <table:table-cell office:value-type="string" table:style-name="ce8">
            <text:p>ALV-grid (функциональная, объектная, SALV)</text:p>
          </table:table-cell>
          <table:table-cell office:value-type="string" table:content-validation-name="val1" table:style-name="ce86">
            <text:p>Уверенное</text:p>
          </table:table-cell>
          <table:table-cell office:value-type="string" table:content-validation-name="val1" table:style-name="ce116">
            <text:p>Уверенное</text:p>
          </table:table-cell>
          <table:table-cell office:value-type="string" office:string-value="ОК" table:formula="of:=IF([.C77]=[.D77];&quot;ОК&quot;;&quot;не ОК&quot;)" table:style-name="ce45">
            <text:p>ОК</text:p>
          </table:table-cell>
          <table:table-cell office:value-type="string" table:content-validation-name="val1" table:style-name="ce101">
            <text:p>Уверенное</text:p>
          </table:table-cell>
          <table:table-cell office:value-type="string" table:content-validation-name="val1" table:style-name="ce80">
            <text:p>Уверенное</text:p>
          </table:table-cell>
          <table:table-cell office:value-type="string" office:string-value="ОК" table:formula="of:=IF([.F77]=[.G77];&quot;ОК&quot;;&quot;не ОК&quot;)" table:style-name="ce45">
            <text:p>ОК</text:p>
          </table:table-cell>
          <table:table-cell table:number-columns-repeated="2" table:style-name="ce1"/>
          <table:table-cell table:number-columns-repeated="16374" table:style-name="ce2"/>
        </table:table-row>
        <table:table-row table:style-name="ro5">
          <table:covered-table-cell/>
          <table:table-cell office:value-type="string" table:style-name="ce8">
            <text:p>ALV-tree</text:p>
          </table:table-cell>
          <table:table-cell office:value-type="string" table:content-validation-name="val1" table:style-name="ce87">
            <text:p>Базовое</text:p>
          </table:table-cell>
          <table:table-cell office:value-type="string" table:content-validation-name="val1" table:style-name="ce115">
            <text:p>Базовое</text:p>
          </table:table-cell>
          <table:table-cell office:value-type="string" office:string-value="ОК" table:formula="of:=IF([.C78]=[.D78];&quot;ОК&quot;;&quot;не ОК&quot;)" table:style-name="ce45">
            <text:p>ОК</text:p>
          </table:table-cell>
          <table:table-cell office:value-type="string" table:content-validation-name="val1" table:style-name="ce102">
            <text:p>Базовое</text:p>
          </table:table-cell>
          <table:table-cell office:value-type="string" table:content-validation-name="val1" table:style-name="ce79">
            <text:p>Базовое</text:p>
          </table:table-cell>
          <table:table-cell office:value-type="string" office:string-value="ОК" table:formula="of:=IF([.F78]=[.G78];&quot;ОК&quot;;&quot;не ОК&quot;)" table:style-name="ce45">
            <text:p>ОК</text:p>
          </table:table-cell>
          <table:table-cell table:number-columns-repeated="2" table:style-name="ce1"/>
          <table:table-cell table:number-columns-repeated="16374" table:style-name="ce2"/>
        </table:table-row>
        <table:table-row table:style-name="ro5">
          <table:covered-table-cell/>
          <table:table-cell office:value-type="string" table:style-name="ce8">
            <text:p>Работа со словарем данных</text:p>
          </table:table-cell>
          <table:table-cell office:value-type="string" table:content-validation-name="val1" table:style-name="ce86">
            <text:p>Уверенное</text:p>
          </table:table-cell>
          <table:table-cell office:value-type="string" table:content-validation-name="val1" table:style-name="ce116">
            <text:p>Уверенное</text:p>
          </table:table-cell>
          <table:table-cell office:value-type="string" office:string-value="ОК" table:formula="of:=IF([.C79]=[.D79];&quot;ОК&quot;;&quot;не ОК&quot;)" table:style-name="ce45">
            <text:p>ОК</text:p>
          </table:table-cell>
          <table:table-cell office:value-type="string" table:content-validation-name="val1" table:style-name="ce101">
            <text:p>Уверенное</text:p>
          </table:table-cell>
          <table:table-cell office:value-type="string" table:content-validation-name="val1" table:style-name="ce80">
            <text:p>Уверенное</text:p>
          </table:table-cell>
          <table:table-cell office:value-type="string" office:string-value="ОК" table:formula="of:=IF([.F79]=[.G79];&quot;ОК&quot;;&quot;не ОК&quot;)" table:style-name="ce45">
            <text:p>ОК</text:p>
          </table:table-cell>
          <table:table-cell table:number-columns-repeated="2" table:style-name="ce1"/>
          <table:table-cell table:number-columns-repeated="16374" table:style-name="ce2"/>
        </table:table-row>
        <table:table-row table:style-name="ro13">
          <table:covered-table-cell/>
          <table:table-cell office:value-type="string" table:style-name="ce8">
            <text:p>Создание средств поиска и работа с ними (элементарные, комплексные, пользовательские/динамические)</text:p>
          </table:table-cell>
          <table:table-cell office:value-type="string" table:content-validation-name="val1" table:style-name="ce87">
            <text:p>Уверенное</text:p>
          </table:table-cell>
          <table:table-cell office:value-type="string" table:content-validation-name="val1" table:style-name="ce115">
            <text:p>Уверенное</text:p>
          </table:table-cell>
          <table:table-cell office:value-type="string" office:string-value="ОК" table:formula="of:=IF([.C80]=[.D80];&quot;ОК&quot;;&quot;не ОК&quot;)" table:style-name="ce45">
            <text:p>ОК</text:p>
          </table:table-cell>
          <table:table-cell office:value-type="string" table:content-validation-name="val1" table:style-name="ce102">
            <text:p>Уверенное</text:p>
          </table:table-cell>
          <table:table-cell office:value-type="string" table:content-validation-name="val1" table:style-name="ce79">
            <text:p>Уверенное</text:p>
          </table:table-cell>
          <table:table-cell office:value-type="string" office:string-value="ОК" table:formula="of:=IF([.F80]=[.G80];&quot;ОК&quot;;&quot;не ОК&quot;)" table:style-name="ce45">
            <text:p>ОК</text:p>
          </table:table-cell>
          <table:table-cell table:number-columns-repeated="2" table:style-name="ce1"/>
          <table:table-cell table:number-columns-repeated="16374" table:style-name="ce2"/>
        </table:table-row>
        <table:table-row table:style-name="ro7">
          <table:covered-table-cell/>
          <table:table-cell office:value-type="string" table:style-name="ce8">
            <text:p>Разработка экранов и экранной логики</text:p>
          </table:table-cell>
          <table:table-cell office:value-type="string" table:content-validation-name="val1" table:style-name="ce96">
            <text:p>Уверенное</text:p>
          </table:table-cell>
          <table:table-cell office:value-type="string" table:content-validation-name="val1" table:style-name="ce124">
            <text:p>Уверенное</text:p>
          </table:table-cell>
          <table:table-cell office:value-type="string" office:string-value="ОК" table:formula="of:=IF([.C81]=[.D81];&quot;ОК&quot;;&quot;не ОК&quot;)" table:style-name="ce45">
            <text:p>ОК</text:p>
          </table:table-cell>
          <table:table-cell office:value-type="string" table:content-validation-name="val1" table:style-name="ce111">
            <text:p>Уверенное</text:p>
          </table:table-cell>
          <table:table-cell office:value-type="string" table:content-validation-name="val1" table:style-name="ce131">
            <text:p>Уверенное</text:p>
          </table:table-cell>
          <table:table-cell office:value-type="string" office:string-value="ОК" table:formula="of:=IF([.F81]=[.G81];&quot;ОК&quot;;&quot;не ОК&quot;)" table:style-name="ce45">
            <text:p>ОК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14">
            <text:p>Разработка экстракторов данных</text:p>
          </table:table-cell>
          <table:table-cell office:value-type="string" table:content-validation-name="val1" table:style-name="ce97">
            <text:p>Базовое</text:p>
          </table:table-cell>
          <table:table-cell office:value-type="string" table:content-validation-name="val1" table:style-name="ce125">
            <text:p>Уверенное</text:p>
          </table:table-cell>
          <table:table-cell office:value-type="string" office:string-value="не ОК" table:formula="of:=IF([.C82]=[.D82];&quot;ОК&quot;;&quot;не ОК&quot;)" table:style-name="ce45">
            <text:p>не ОК</text:p>
          </table:table-cell>
          <table:table-cell office:value-type="string" table:content-validation-name="val1" table:style-name="ce112">
            <text:p>Базовое</text:p>
          </table:table-cell>
          <table:table-cell office:value-type="string" table:content-validation-name="val1" table:style-name="ce132">
            <text:p>Уверенное</text:p>
          </table:table-cell>
          <table:table-cell office:value-type="string" office:string-value="не ОК" table:formula="of:=IF([.F82]=[.G82];&quot;ОК&quot;;&quot;не ОК&quot;)" table:style-name="ce45">
            <text:p>не ОК</text:p>
          </table:table-cell>
          <table:table-cell table:number-columns-repeated="16376"/>
        </table:table-row>
        <table:table-row table:style-name="ro13">
          <table:covered-table-cell/>
          <table:table-cell office:value-type="string" table:style-name="ce14">
            <text:p>Основные транзакции разработчика (SE38, SE80, SE24, SE18, SE37, SE93, ST22, SM12)</text:p>
          </table:table-cell>
          <table:table-cell office:value-type="string" table:content-validation-name="val1" table:style-name="ce87">
            <text:p>Уверенное</text:p>
          </table:table-cell>
          <table:table-cell office:value-type="string" table:content-validation-name="val1" table:style-name="ce115">
            <text:p>Уверенное</text:p>
          </table:table-cell>
          <table:table-cell office:value-type="string" office:string-value="ОК" table:formula="of:=IF([.C83]=[.D83];&quot;ОК&quot;;&quot;не ОК&quot;)" table:style-name="ce45">
            <text:p>ОК</text:p>
          </table:table-cell>
          <table:table-cell office:value-type="string" table:content-validation-name="val1" table:style-name="ce102">
            <text:p>Уверенное</text:p>
          </table:table-cell>
          <table:table-cell office:value-type="string" table:content-validation-name="val1" table:style-name="ce79">
            <text:p>Уверенное</text:p>
          </table:table-cell>
          <table:table-cell office:value-type="string" office:string-value="ОК" table:formula="of:=IF([.F83]=[.G83];&quot;ОК&quot;;&quot;не ОК&quot;)" table:style-name="ce45">
            <text:p>ОК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14">
            <text:p>Системный ландшафт</text:p>
          </table:table-cell>
          <table:table-cell office:value-type="string" table:content-validation-name="val1" table:style-name="ce87">
            <text:p>Уверенное</text:p>
          </table:table-cell>
          <table:table-cell office:value-type="string" table:content-validation-name="val1" table:style-name="ce115">
            <text:p>Уверенное</text:p>
          </table:table-cell>
          <table:table-cell office:value-type="string" office:string-value="ОК" table:formula="of:=IF([.C84]=[.D84];&quot;ОК&quot;;&quot;не ОК&quot;)" table:style-name="ce45">
            <text:p>ОК</text:p>
          </table:table-cell>
          <table:table-cell office:value-type="string" table:content-validation-name="val1" table:style-name="ce102">
            <text:p>Уверенное</text:p>
          </table:table-cell>
          <table:table-cell office:value-type="string" table:content-validation-name="val1" table:style-name="ce79">
            <text:p>Уверенное</text:p>
          </table:table-cell>
          <table:table-cell office:value-type="string" office:string-value="ОК" table:formula="of:=IF([.F84]=[.G84];&quot;ОК&quot;;&quot;не ОК&quot;)" table:style-name="ce45">
            <text:p>ОК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9">
            <text:p>Отладка программ</text:p>
          </table:table-cell>
          <table:table-cell office:value-type="string" table:content-validation-name="val1" table:style-name="ce88">
            <text:p>Уверенное</text:p>
          </table:table-cell>
          <table:table-cell office:value-type="string" table:content-validation-name="val1" table:style-name="ce117">
            <text:p>Уверенное</text:p>
          </table:table-cell>
          <table:table-cell office:value-type="string" office:string-value="ОК" table:formula="of:=IF([.C85]=[.D85];&quot;ОК&quot;;&quot;не ОК&quot;)" table:style-name="ce45">
            <text:p>ОК</text:p>
          </table:table-cell>
          <table:table-cell office:value-type="string" table:content-validation-name="val1" table:style-name="ce103">
            <text:p>Уверенное</text:p>
          </table:table-cell>
          <table:table-cell office:value-type="string" table:content-validation-name="val1" table:style-name="ce81">
            <text:p>Уверенное</text:p>
          </table:table-cell>
          <table:table-cell office:value-type="string" office:string-value="ОК" table:formula="of:=IF([.F85]=[.G85];&quot;ОК&quot;;&quot;не ОК&quot;)" table:style-name="ce45">
            <text:p>ОК</text:p>
          </table:table-cell>
          <table:table-cell table:number-columns-repeated="16376"/>
        </table:table-row>
        <table:table-row table:number-rows-repeated="15" table:style-name="ro14">
          <table:table-cell table:number-columns-repeated="2"/>
          <table:table-cell table:style-name="ce98"/>
          <table:table-cell table:style-name="ce126"/>
          <table:table-cell table:style-name="ce137"/>
          <table:table-cell table:style-name="ce137"/>
          <table:table-cell table:style-name="ce133"/>
          <table:table-cell table:style-name="ce136"/>
          <table:table-cell table:number-columns-repeated="16376"/>
        </table:table-row>
        <table:table-row table:number-rows-repeated="1048476" table:style-name="ro14">
          <table:table-cell table:number-columns-repeated="16384"/>
        </table:table-row>
        <table:named-expressions>
          <table:named-range table:name="Print_Area" table:cell-range-address="Технические_компетенции.$A$1:Технические_компетенции.$H$1048576" table:base-cell-address="Технические_компетенции.$A$1"/>
        </table:named-expressions>
      </table:table>
      <table:table table:name="Деловые_компетенции" table:style-name="ta2">
        <table:table-column table:style-name="co5" table:default-cell-style-name="ce1"/>
        <table:table-column table:style-name="co6" table:default-cell-style-name="ce1" table:visibility="collapse"/>
        <table:table-column table:style-name="co7" table:number-columns-repeated="2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16376" table:default-cell-style-name="ce1"/>
        <table:table-row table:style-name="ro15">
          <table:table-cell table:number-columns-repeated="2" table:style-name="ce1"/>
          <table:table-cell office:value-type="string" table:number-columns-spanned="3" table:number-rows-spanned="1" table:style-name="ce66">
            <text:p>Этот блок заполняется для той должности, на которой вы СЕЙЧАС</text:p>
          </table:table-cell>
          <table:covered-table-cell table:number-columns-repeated="2"/>
          <table:table-cell office:value-type="string" table:number-columns-spanned="3" table:number-rows-spanned="1" table:style-name="ce67">
            <text:p>Этот блок заполняется для СЛЕДУЮЩЕЙ должности, на которую вы можете претендовать по итогам аттестации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number-columns-repeated="2" table:style-name="ce1"/>
          <table:table-cell office:value-type="string" table:number-columns-spanned="3" table:number-rows-spanned="1" table:style-name="ce73">
            <text:p>Инженер-программст</text:p>
          </table:table-cell>
          <table:covered-table-cell table:number-columns-repeated="2"/>
          <table:table-cell office:value-type="string" table:number-columns-spanned="3" table:number-rows-spanned="1" table:style-name="ce74">
            <text:p>Инженер-программст 3 кат.</text:p>
          </table:table-cell>
          <table:covered-table-cell table:number-columns-repeated="2"/>
          <table:table-cell table:number-columns-repeated="16376"/>
        </table:table-row>
        <table:table-row table:style-name="ro16">
          <table:table-cell office:value-type="string" table:style-name="ce51">
            <text:p>Деловые компетенции</text:p>
          </table:table-cell>
          <table:table-cell office:value-type="string" table:style-name="ce51">
            <text:p>Пояснение</text:p>
          </table:table-cell>
          <table:table-cell office:value-type="string" table:style-name="ce50">
            <text:p>Цель</text:p>
          </table:table-cell>
          <table:table-cell office:value-type="string" table:style-name="ce50">
            <text:p>Факт</text:p>
          </table:table-cell>
          <table:table-cell office:value-type="string" table:style-name="ce56">
            <text:p>Соответствие текущей должности</text:p>
          </table:table-cell>
          <table:table-cell office:value-type="string" table:style-name="ce50">
            <text:p>Цель</text:p>
          </table:table-cell>
          <table:table-cell office:value-type="string" table:style-name="ce50">
            <text:p>Факт</text:p>
          </table:table-cell>
          <table:table-cell office:value-type="string" table:style-name="ce50">
            <text:p>Соответствие желаемой должности</text:p>
          </table:table-cell>
          <table:table-cell table:number-columns-repeated="16376"/>
        </table:table-row>
        <table:table-row table:style-name="ro16">
          <table:table-cell office:value-type="string" table:style-name="ce52">
            <text:p>Ответственность, надежность</text:p>
          </table:table-cell>
          <table:table-cell office:value-type="string" table:style-name="ce52">
            <text:p>Вовремя и качественно выполняет свои обязанности, всегда принимает ответственность за результат своей работы. Исполняет свои обещания, а также в полной мере и в срок исполняет принятые задачи.</text:p>
          </table:table-cell>
          <table:table-cell office:value-type="string" table:content-validation-name="val2" table:style-name="ce138">
            <text:p>Базовое</text:p>
          </table:table-cell>
          <table:table-cell office:value-type="string" table:content-validation-name="val2" table:style-name="ce138">
            <text:p>Базовое</text:p>
          </table:table-cell>
          <table:table-cell office:value-type="string" office:string-value="ОК" table:formula="of:=IF([.C4]=[.D4];&quot;ОК&quot;;&quot;не ОК&quot;)" table:style-name="ce3">
            <text:p>ОК</text:p>
          </table:table-cell>
          <table:table-cell office:value-type="string" table:content-validation-name="val2" table:style-name="ce139">
            <text:p>Уверенное</text:p>
          </table:table-cell>
          <table:table-cell office:value-type="string" table:content-validation-name="val2" table:style-name="ce140">
            <text:p>Базовое</text:p>
          </table:table-cell>
          <table:table-cell office:value-type="string" office:string-value="не ОК" table:formula="of:=IF([.F4]=[.G4];&quot;ОК&quot;;&quot;не ОК&quot;)" table:style-name="ce57">
            <text:p>не ОК</text:p>
          </table:table-cell>
          <table:table-cell table:number-columns-repeated="16376"/>
        </table:table-row>
        <table:table-row table:style-name="ro16">
          <table:table-cell office:value-type="string" table:style-name="ce52">
            <text:p>Работа в команде</text:p>
          </table:table-cell>
          <table:table-cell table:style-name="ce52"/>
          <table:table-cell office:value-type="string" table:content-validation-name="val2" table:style-name="ce138">
            <text:p>Уверенное</text:p>
          </table:table-cell>
          <table:table-cell office:value-type="string" table:content-validation-name="val2" table:style-name="ce138">
            <text:p>Базовое</text:p>
          </table:table-cell>
          <table:table-cell office:value-type="string" office:string-value="не ОК" table:formula="of:=IF([.C5]=[.D5];&quot;ОК&quot;;&quot;не ОК&quot;)" table:style-name="ce3">
            <text:p>не ОК</text:p>
          </table:table-cell>
          <table:table-cell office:value-type="string" table:content-validation-name="val2" table:style-name="ce139">
            <text:p>Уверенное</text:p>
          </table:table-cell>
          <table:table-cell office:value-type="string" table:content-validation-name="val2" table:style-name="ce140">
            <text:p>Базовое</text:p>
          </table:table-cell>
          <table:table-cell office:value-type="string" office:string-value="не ОК" table:formula="of:=IF([.F5]=[.G5];&quot;ОК&quot;;&quot;не ОК&quot;)" table:style-name="ce57">
            <text:p>не ОК</text:p>
          </table:table-cell>
          <table:table-cell table:number-columns-repeated="16376"/>
        </table:table-row>
        <table:table-row table:style-name="ro16">
          <table:table-cell office:value-type="string" table:style-name="ce52">
            <text:p>Проактивность, инициативность</text:p>
          </table:table-cell>
          <table:table-cell office:value-type="string" table:style-name="ce52">
            <text:p>Демонстрирует желание и интерес в освоении чего-то нового, проявляет инициативу к участию в новых проектах и задачах. Не ждет, а действует.</text:p>
          </table:table-cell>
          <table:table-cell office:value-type="string" table:content-validation-name="val2" table:style-name="ce138">
            <text:p>Базовое</text:p>
          </table:table-cell>
          <table:table-cell office:value-type="string" table:content-validation-name="val2" table:style-name="ce138">
            <text:p>Базовое</text:p>
          </table:table-cell>
          <table:table-cell office:value-type="string" office:string-value="ОК" table:formula="of:=IF([.C6]=[.D6];&quot;ОК&quot;;&quot;не ОК&quot;)" table:style-name="ce3">
            <text:p>ОК</text:p>
          </table:table-cell>
          <table:table-cell office:value-type="string" table:content-validation-name="val2" table:style-name="ce139">
            <text:p>Уверенное</text:p>
          </table:table-cell>
          <table:table-cell office:value-type="string" table:content-validation-name="val2" table:style-name="ce140">
            <text:p>Базовое</text:p>
          </table:table-cell>
          <table:table-cell office:value-type="string" office:string-value="не ОК" table:formula="of:=IF([.F6]=[.G6];&quot;ОК&quot;;&quot;не ОК&quot;)" table:style-name="ce57">
            <text:p>не ОК</text:p>
          </table:table-cell>
          <table:table-cell table:number-columns-repeated="16376"/>
        </table:table-row>
        <table:table-row table:style-name="ro16">
          <table:table-cell office:value-type="string" table:style-name="ce52">
            <text:p>Саморазвитие</text:p>
          </table:table-cell>
          <table:table-cell office:value-type="string" table:style-name="ce52">
            <text:p>Своевременно приобретает необходимые знания и навыки, что положительно отражается на результате его работы, всегда проходит запланированное обучение</text:p>
          </table:table-cell>
          <table:table-cell office:value-type="string" table:content-validation-name="val2" table:style-name="ce138">
            <text:p>Базовое</text:p>
          </table:table-cell>
          <table:table-cell office:value-type="string" table:content-validation-name="val2" table:style-name="ce138">
            <text:p>Базовое</text:p>
          </table:table-cell>
          <table:table-cell office:value-type="string" office:string-value="ОК" table:formula="of:=IF([.C7]=[.D7];&quot;ОК&quot;;&quot;не ОК&quot;)" table:style-name="ce3">
            <text:p>ОК</text:p>
          </table:table-cell>
          <table:table-cell office:value-type="string" table:content-validation-name="val2" table:style-name="ce139">
            <text:p>Уверенное</text:p>
          </table:table-cell>
          <table:table-cell office:value-type="string" table:content-validation-name="val2" table:style-name="ce140">
            <text:p>Базовое</text:p>
          </table:table-cell>
          <table:table-cell office:value-type="string" office:string-value="не ОК" table:formula="of:=IF([.F7]=[.G7];&quot;ОК&quot;;&quot;не ОК&quot;)" table:style-name="ce57">
            <text:p>не ОК</text:p>
          </table:table-cell>
          <table:table-cell table:number-columns-repeated="16376"/>
        </table:table-row>
        <table:table-row table:style-name="ro16">
          <table:table-cell office:value-type="string" table:style-name="ce52">
            <text:p>Установка на результат</text:p>
          </table:table-cell>
          <table:table-cell office:value-type="string" table:style-name="ce52">
            <text:p>Демонстрирует желание и возможность развиваться в интересующих направлениях. Самостоятельно пытается разобраться и узнать что-то новое, решить поставленные задачи с минимальным вмешательством <text:s/>со стороны руководителя</text:p>
          </table:table-cell>
          <table:table-cell office:value-type="string" table:content-validation-name="val2" table:style-name="ce138">
            <text:p>Базовое</text:p>
          </table:table-cell>
          <table:table-cell office:value-type="string" table:content-validation-name="val2" table:style-name="ce138">
            <text:p>Базовое</text:p>
          </table:table-cell>
          <table:table-cell office:value-type="string" office:string-value="ОК" table:formula="of:=IF([.C8]=[.D8];&quot;ОК&quot;;&quot;не ОК&quot;)" table:style-name="ce3">
            <text:p>ОК</text:p>
          </table:table-cell>
          <table:table-cell office:value-type="string" table:content-validation-name="val2" table:style-name="ce139">
            <text:p>Базовое</text:p>
          </table:table-cell>
          <table:table-cell office:value-type="string" table:content-validation-name="val2" table:style-name="ce140">
            <text:p>Базовое</text:p>
          </table:table-cell>
          <table:table-cell office:value-type="string" office:string-value="ОК" table:formula="of:=IF([.F8]=[.G8];&quot;ОК&quot;;&quot;не ОК&quot;)" table:style-name="ce57">
            <text:p>ОК</text:p>
          </table:table-cell>
          <table:table-cell table:number-columns-repeated="16376"/>
        </table:table-row>
        <table:table-row table:style-name="ro16">
          <table:table-cell office:value-type="string" table:style-name="ce54">
            <text:p>Наставничество</text:p>
          </table:table-cell>
          <table:table-cell office:value-type="string" table:style-name="ce52">
            <text:p>Эффективно, доброжелательно и регулярно передает знания, опыт и профессиональные компетенции коллегам, как по поручению руководства, так и по собственному желанию.</text:p>
          </table:table-cell>
          <table:table-cell table:content-validation-name="val2" table:style-name="ce138"/>
          <table:table-cell table:content-validation-name="val2" table:style-name="ce138"/>
          <table:table-cell office:value-type="string" office:string-value="ОК" table:formula="of:=IF([.C9]=[.D9];&quot;ОК&quot;;&quot;не ОК&quot;)" table:style-name="ce3">
            <text:p>ОК</text:p>
          </table:table-cell>
          <table:table-cell office:value-type="string" table:content-validation-name="val2" table:style-name="ce139">
            <text:p>Базовое</text:p>
          </table:table-cell>
          <table:table-cell table:content-validation-name="val2" table:style-name="ce140"/>
          <table:table-cell office:value-type="string" office:string-value="не ОК" table:formula="of:=IF([.F9]=[.G9];&quot;ОК&quot;;&quot;не ОК&quot;)" table:style-name="ce57">
            <text:p>не ОК</text:p>
          </table:table-cell>
          <table:table-cell table:number-columns-repeated="16376"/>
        </table:table-row>
        <table:table-row table:style-name="ro16">
          <table:table-cell office:value-type="string" table:style-name="ce52">
            <text:p>Эффективные коммуникации, навыки представления информации</text:p>
          </table:table-cell>
          <table:table-cell office:value-type="string" table:style-name="ce52">
            <text:p>Передает информацию таким образом, что другая сторона (заказчик, коллеги, руководители) правильно воспринимают данную информацию и имеют возможность принять (принимают) на ее основе эффективные решения, полезные для компании.</text:p>
          </table:table-cell>
          <table:table-cell office:value-type="string" table:content-validation-name="val2" table:style-name="ce138">
            <text:p>Базовое</text:p>
          </table:table-cell>
          <table:table-cell office:value-type="string" table:content-validation-name="val2" table:style-name="ce138">
            <text:p>Базовое</text:p>
          </table:table-cell>
          <table:table-cell office:value-type="string" office:string-value="ОК" table:formula="of:=IF([.C10]=[.D10];&quot;ОК&quot;;&quot;не ОК&quot;)" table:style-name="ce3">
            <text:p>ОК</text:p>
          </table:table-cell>
          <table:table-cell office:value-type="string" table:content-validation-name="val2" table:style-name="ce139">
            <text:p>Уверенное</text:p>
          </table:table-cell>
          <table:table-cell office:value-type="string" table:content-validation-name="val2" table:style-name="ce140">
            <text:p>Базовое</text:p>
          </table:table-cell>
          <table:table-cell office:value-type="string" office:string-value="не ОК" table:formula="of:=IF([.F10]=[.G10];&quot;ОК&quot;;&quot;не ОК&quot;)" table:style-name="ce57">
            <text:p>не ОК</text:p>
          </table:table-cell>
          <table:table-cell table:number-columns-repeated="16376"/>
        </table:table-row>
        <table:table-row table:style-name="ro16">
          <table:table-cell office:value-type="string" table:style-name="ce52">
            <text:p>Стратегическое мышление</text:p>
          </table:table-cell>
          <table:table-cell office:value-type="string" table:style-name="ce52">
            <text:p>В текущей работе, при принятии решений, мыслит стратегически, осознавая, какой результат принесет его работа (работа компании) в будущем. Мыслит творчески и активно, предлагает идеи, вносит предложения, которые могут принести дополнительную прибыль компании в будущем.</text:p>
          </table:table-cell>
          <table:table-cell office:value-type="string" table:content-validation-name="val2" table:style-name="ce138">
            <text:p>Базовое</text:p>
          </table:table-cell>
          <table:table-cell office:value-type="string" table:content-validation-name="val2" table:style-name="ce138">
            <text:p>Базовое</text:p>
          </table:table-cell>
          <table:table-cell office:value-type="string" office:string-value="ОК" table:formula="of:=IF([.C11]=[.D11];&quot;ОК&quot;;&quot;не ОК&quot;)" table:style-name="ce3">
            <text:p>ОК</text:p>
          </table:table-cell>
          <table:table-cell office:value-type="string" table:content-validation-name="val2" table:style-name="ce139">
            <text:p>Уверенное</text:p>
          </table:table-cell>
          <table:table-cell office:value-type="string" table:content-validation-name="val2" table:style-name="ce140">
            <text:p>Базовое</text:p>
          </table:table-cell>
          <table:table-cell office:value-type="string" office:string-value="не ОК" table:formula="of:=IF([.F11]=[.G11];&quot;ОК&quot;;&quot;не ОК&quot;)" table:style-name="ce57">
            <text:p>не ОК</text:p>
          </table:table-cell>
          <table:table-cell table:number-columns-repeated="16376"/>
        </table:table-row>
        <table:table-row table:style-name="ro16">
          <table:table-cell office:value-type="string" table:style-name="ce52">
            <text:p>Знание иностранных языков</text:p>
          </table:table-cell>
          <table:table-cell office:value-type="string" table:style-name="ce52">
            <text:p>Пишет, разговаривает на иностранных языках, читает иностранную литературу (базовое - чтение проф. литературы; уверенное - способность понимать иностранную речь, способность общаться по почте; уверенное - способность вести устный диалог на проф. темы)</text:p>
          </table:table-cell>
          <table:table-cell office:value-type="string" table:content-validation-name="val2" table:style-name="ce138">
            <text:p>Базовое</text:p>
          </table:table-cell>
          <table:table-cell table:content-validation-name="val2" table:style-name="ce138"/>
          <table:table-cell office:value-type="string" office:string-value="не ОК" table:formula="of:=IF([.C12]=[.D12];&quot;ОК&quot;;&quot;не ОК&quot;)" table:style-name="ce3">
            <text:p>не ОК</text:p>
          </table:table-cell>
          <table:table-cell office:value-type="string" table:content-validation-name="val2" table:style-name="ce139">
            <text:p>Базовое</text:p>
          </table:table-cell>
          <table:table-cell table:content-validation-name="val2" table:style-name="ce140"/>
          <table:table-cell office:value-type="string" office:string-value="не ОК" table:formula="of:=IF([.F12]=[.G12];&quot;ОК&quot;;&quot;не ОК&quot;)" table:style-name="ce57">
            <text:p>не ОК</text:p>
          </table:table-cell>
          <table:table-cell table:number-columns-repeated="16376"/>
        </table:table-row>
        <table:table-row table:style-name="ro16">
          <table:table-cell office:value-type="string" table:style-name="ce52">
            <text:p>Аналитическое и концептуальное мышление</text:p>
          </table:table-cell>
          <table:table-cell office:value-type="string" table:style-name="ce52">
            <text:p>Способен анализировать и проектировать сложные системы. Подбирает способы решения проблем, опираясь на аналитические выводы, в том числе подбирая нестереотипные решения, выходящие за рамки привычных правил и логики.</text:p>
          </table:table-cell>
          <table:table-cell office:value-type="string" table:content-validation-name="val2" table:style-name="ce138">
            <text:p>Базовое</text:p>
          </table:table-cell>
          <table:table-cell office:value-type="string" table:content-validation-name="val2" table:style-name="ce138">
            <text:p>Базовое</text:p>
          </table:table-cell>
          <table:table-cell office:value-type="string" office:string-value="ОК" table:formula="of:=IF([.C13]=[.D13];&quot;ОК&quot;;&quot;не ОК&quot;)" table:style-name="ce3">
            <text:p>ОК</text:p>
          </table:table-cell>
          <table:table-cell office:value-type="string" table:content-validation-name="val2" table:style-name="ce139">
            <text:p>Базовое</text:p>
          </table:table-cell>
          <table:table-cell office:value-type="string" table:content-validation-name="val2" table:style-name="ce140">
            <text:p>Базовое</text:p>
          </table:table-cell>
          <table:table-cell office:value-type="string" office:string-value="ОК" table:formula="of:=IF([.F13]=[.G13];&quot;ОК&quot;;&quot;не ОК&quot;)" table:style-name="ce57">
            <text:p>ОК</text:p>
          </table:table-cell>
          <table:table-cell table:number-columns-repeated="16376"/>
        </table:table-row>
        <table:table-row table:style-name="ro16">
          <table:table-cell office:value-type="string" table:style-name="ce52">
            <text:p>Организованность/ управление исполнением</text:p>
          </table:table-cell>
          <table:table-cell office:value-type="string" table:style-name="ce52">
            <text:p>Ответственно относится к возложенным задачам, умеет расставлять приоритеты, владеет навыками тайм-менеджмента.</text:p>
          </table:table-cell>
          <table:table-cell office:value-type="string" table:content-validation-name="val2" table:style-name="ce138">
            <text:p>Базовое</text:p>
          </table:table-cell>
          <table:table-cell office:value-type="string" table:content-validation-name="val2" table:style-name="ce138">
            <text:p>Базовое</text:p>
          </table:table-cell>
          <table:table-cell office:value-type="string" office:string-value="ОК" table:formula="of:=IF([.C14]=[.D14];&quot;ОК&quot;;&quot;не ОК&quot;)" table:style-name="ce3">
            <text:p>ОК</text:p>
          </table:table-cell>
          <table:table-cell office:value-type="string" table:content-validation-name="val2" table:style-name="ce139">
            <text:p>Уверенное</text:p>
          </table:table-cell>
          <table:table-cell office:value-type="string" table:content-validation-name="val2" table:style-name="ce140">
            <text:p>Базовое</text:p>
          </table:table-cell>
          <table:table-cell office:value-type="string" office:string-value="не ОК" table:formula="of:=IF([.F14]=[.G14];&quot;ОК&quot;;&quot;не ОК&quot;)" table:style-name="ce57">
            <text:p>не ОК</text:p>
          </table:table-cell>
          <table:table-cell table:number-columns-repeated="16376"/>
        </table:table-row>
        <table:table-row table:style-name="ro16">
          <table:table-cell office:value-type="string" table:style-name="ce52">
            <text:p>Управленческие навыки</text:p>
          </table:table-cell>
          <table:table-cell office:value-type="string" table:style-name="ce52">
            <text:p>Обладает навыками управления людьми, проектами в рамках процессов, принятых в компании</text:p>
          </table:table-cell>
          <table:table-cell table:content-validation-name="val2" table:style-name="ce138"/>
          <table:table-cell table:content-validation-name="val2" table:style-name="ce138"/>
          <table:table-cell office:value-type="string" office:string-value="ОК" table:formula="of:=IF([.C15]=[.D15];&quot;ОК&quot;;&quot;не ОК&quot;)" table:style-name="ce3">
            <text:p>ОК</text:p>
          </table:table-cell>
          <table:table-cell office:value-type="string" table:content-validation-name="val2" table:style-name="ce139">
            <text:p>Базовое</text:p>
          </table:table-cell>
          <table:table-cell table:content-validation-name="val2" table:style-name="ce140"/>
          <table:table-cell office:value-type="string" office:string-value="не ОК" table:formula="of:=IF([.F15]=[.G15];&quot;ОК&quot;;&quot;не ОК&quot;)" table:style-name="ce57">
            <text:p>не ОК</text:p>
          </table:table-cell>
          <table:table-cell table:number-columns-repeated="16376"/>
        </table:table-row>
        <table:table-row table:number-rows-repeated="1048561" table:style-name="ro14">
          <table:table-cell table:number-columns-repeated="16384"/>
        </table:table-row>
        <table:named-expressions>
          <table:named-range table:name="Print_Area" table:cell-range-address="Деловые_компетенции.$A$1:Деловые_компетенции.$H$1048576" table:base-cell-address="Деловые_компетенции.$A$1"/>
        </table:named-expressions>
      </table:table>
      <table:table table:name="Справочники" table:style-name="ta3">
        <table:table-column table:style-name="co11" table:default-cell-style-name="ce1"/>
        <table:table-column table:style-name="co12" table:default-cell-style-name="ce24"/>
        <table:table-column table:style-name="co4" table:number-columns-repeated="16382" table:default-cell-style-name="ce1"/>
        <table:table-row table:style-name="ro17">
          <table:table-cell office:value-type="string" table:style-name="ce27">
            <text:p>Уровень владения компетенцией</text:p>
          </table:table-cell>
          <table:table-cell office:value-type="string" table:style-name="ce27">
            <text:p>Комментарий</text:p>
          </table:table-cell>
          <table:table-cell table:number-columns-repeated="16382"/>
        </table:table-row>
        <table:table-row table:style-name="ro14">
          <table:table-cell office:value-type="string" table:style-name="ce26">
            <text:p>Нет</text:p>
          </table:table-cell>
          <table:table-cell office:value-type="string" table:style-name="ce25">
            <text:p>у сотрудника нет знаний и навыков работы в данной области</text:p>
          </table:table-cell>
          <table:table-cell table:number-columns-repeated="16382"/>
        </table:table-row>
        <table:table-row table:style-name="ro18">
          <table:table-cell office:value-type="string" table:style-name="ce26">
            <text:p>Базовое</text:p>
          </table:table-cell>
          <table:table-cell office:value-type="string" table:style-name="ce25">
            <text:p>сотрудник имеет теоретические знания в указанной области, но не имеет практического опыта работы</text:p>
          </table:table-cell>
          <table:table-cell table:number-columns-repeated="16382"/>
        </table:table-row>
        <table:table-row table:style-name="ro17">
          <table:table-cell office:value-type="string" table:style-name="ce26">
            <text:p>Уверенное</text:p>
          </table:table-cell>
          <table:table-cell office:value-type="string" table:style-name="ce25">
            <text:p>сотрудник обладает и теоретическими и практическими знаниями в указанной области: имеет опыт решения некоторых задач (без углубления в нюансы и специфику)</text:p>
          </table:table-cell>
          <table:table-cell table:number-columns-repeated="16382"/>
        </table:table-row>
        <table:table-row table:style-name="ro19">
          <table:table-cell office:value-type="string" table:style-name="ce26">
            <text:p>Углубленное</text:p>
          </table:table-cell>
          <table:table-cell office:value-type="string" table:style-name="ce25">
            <text:p>сотрудник имеет глубокие теоретические и практические знания в указанной области, знает специфику и нюансы, на регулярной основе работает в данной области; знания по темы таковы, что сотрудник самостоятельно сможет прочитать лекционный курс по данной теме для свои коллег</text:p>
          </table:table-cell>
          <table:table-cell table:number-columns-repeated="16382"/>
        </table:table-row>
        <table:table-row table:number-rows-repeated="1048571" table:style-name="ro14">
          <table:table-cell table:number-columns-repeated="16384"/>
        </table:table-row>
      </table:table>
      <table:table table:name="'file:///C:/Users/Viktor/YandexDisk/Work/Аттестация/Оценка%2015.10.20/20190603_Матрица%20деловых%20компетенций_Разработчики%20(АВАР+BI).xlsx'#Деловые_компетенции" table:style-name="ta4">
        <table:table-source xlink:href="file:///C:/Users/Viktor/YandexDisk/Work/Аттестация/Оценка%2015.10.20/20190603_Матрица%20деловых%20компетенций_Разработчики%20(АВАР+BI).xlsx" table:table-name="Деловые_компетенции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Viktor/YandexDisk/Work/Аттестация/Оценка%2015.10.20/20190603_Матрица%20деловых%20компетенций_Разработчики%20(АВАР+BI).xlsx'#Описание_уровней_ДК" table:style-name="ta4">
        <table:table-source xlink:href="file:///C:/Users/Viktor/YandexDisk/Work/Аттестация/Оценка%2015.10.20/20190603_Матрица%20деловых%20компетенций_Разработчики%20(АВАР+BI).xlsx" table:table-name="Описание_уровней_ДК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Viktor/YandexDisk/Work/Аттестация/Оценка%2015.10.20/20190603_Матрица%20деловых%20компетенций_Разработчики%20(АВАР+BI).xlsx'#Справочники" table:style-name="ta4">
        <table:table-source xlink:href="file:///C:/Users/Viktor/YandexDisk/Work/Аттестация/Оценка%2015.10.20/20190603_Матрица%20деловых%20компетенций_Разработчики%20(АВАР+BI).xlsx" table:table-name="Справочники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00B050"/>
    </style:style>
    <style:style style:name="cf2" style:family="table-cell">
      <style:table-cell-properties fo:background-color="#92D050"/>
    </style:style>
    <style:style style:name="cf3" style:family="table-cell">
      <style:table-cell-properties fo:background-color="#D8E4BC"/>
    </style:style>
    <style:style style:name="cf4" style:family="table-cell">
      <style:table-cell-properties fo:background-color="#D9EAD3"/>
    </style:style>
    <style:style style:name="cf5" style:family="table-cell">
      <style:table-cell-properties fo:background-color="#B6D7A8"/>
    </style:style>
    <style:style style:name="cf6" style:family="table-cell">
      <style:table-cell-properties fo:background-color="#6AA84F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61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Sayfuranov Nikolay</meta:initial-creator>
    <dc:creator>Viktor</dc:creator>
    <meta:creation-date>2019-03-13T05:57:29Z</meta:creation-date>
    <dc:date>2020-10-13T12:38:01Z</dc:date>
    <meta:print-date>2020-10-13T12:35:17Z</meta:print-date>
  </office:meta>
</office:document-meta>
</file>